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763cm"/>
    </style:style>
    <style:style style:name="Table1.B" style:family="table-column">
      <style:table-column-properties style:column-width="6.405cm"/>
    </style:style>
    <style:style style:name="Table1.C" style:family="table-column">
      <style:table-column-properties style:column-width="10.022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13.58cm" style:rel-column-width="7701*"/>
    </style:style>
    <style:style style:name="Table2.B" style:family="table-column">
      <style:table-column-properties style:column-width="12.564cm" style:rel-column-width="712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98cm" fo:background-color="transparent">
        <style:background-image/>
      </style:table-row-properties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409e4f"/>
    </style:style>
    <style:style style:name="P8" style:family="paragraph" style:parent-style-name="Table_20_Contents">
      <style:text-properties officeooo:paragraph-rsid="03266a92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2ab6a9"/>
    </style:style>
    <style:style style:name="P1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4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15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17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386d5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21" style:family="paragraph" style:parent-style-name="Table_20_Contents">
      <style:text-properties officeooo:paragraph-rsid="02f0205e"/>
    </style:style>
    <style:style style:name="P22" style:family="paragraph" style:parent-style-name="Table_20_Contents">
      <style:text-properties officeooo:paragraph-rsid="03017dbe"/>
    </style:style>
    <style:style style:name="P23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24" style:family="paragraph" style:parent-style-name="Table_20_Contents">
      <style:text-properties officeooo:paragraph-rsid="03432413"/>
    </style:style>
    <style:style style:name="P25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officeooo:paragraph-rsid="0108f4cf"/>
    </style:style>
    <style:style style:name="P32" style:family="paragraph" style:parent-style-name="Table_20_Contents">
      <style:text-properties officeooo:paragraph-rsid="0294e861"/>
    </style:style>
    <style:style style:name="P33" style:family="paragraph" style:parent-style-name="Table_20_Contents">
      <style:text-properties officeooo:paragraph-rsid="02b867ce"/>
    </style:style>
    <style:style style:name="P34" style:family="paragraph" style:parent-style-name="Table_20_Contents">
      <style:text-properties officeooo:paragraph-rsid="010e8474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3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0" style:family="paragraph" style:parent-style-name="Table_20_Contents">
      <style:text-properties officeooo:paragraph-rsid="015fc100"/>
    </style:style>
    <style:style style:name="P41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42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4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44" style:family="paragraph" style:parent-style-name="Table_20_Contents">
      <style:text-properties officeooo:paragraph-rsid="02ae0b54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50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56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officeooo:paragraph-rsid="0258ad30"/>
    </style:style>
    <style:style style:name="P62" style:family="paragraph" style:parent-style-name="Table_20_Contents">
      <style:text-properties officeooo:paragraph-rsid="025e6e41"/>
    </style:style>
    <style:style style:name="P63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5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6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7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8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9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0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1" style:family="paragraph" style:parent-style-name="Table_20_Contents">
      <style:text-properties officeooo:paragraph-rsid="03427071"/>
    </style:style>
    <style:style style:name="P72" style:family="paragraph" style:parent-style-name="Table_20_Contents">
      <style:text-properties officeooo:paragraph-rsid="031c8ae5"/>
    </style:style>
    <style:style style:name="P73" style:family="paragraph" style:parent-style-name="Table_20_Contents">
      <style:text-properties officeooo:paragraph-rsid="030c3545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5" style:family="paragraph" style:parent-style-name="Table_20_Contents">
      <style:text-properties officeooo:paragraph-rsid="022f0ff6"/>
    </style:style>
    <style:style style:name="P76" style:family="paragraph" style:parent-style-name="Table_20_Contents">
      <style:text-properties officeooo:paragraph-rsid="0049a42a"/>
    </style:style>
    <style:style style:name="P7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7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0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3dd115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15bf1e7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1594dab" style:language-asian="zxx" style:country-asian="none" style:font-name-complex="Courier New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9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0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01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02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12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13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16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17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2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25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26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28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29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3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3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132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39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40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4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4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4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2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66" style:family="text">
      <style:text-properties fo:language="zxx" fo:country="none" style:language-asian="zxx" style:country-asian="none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2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3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6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officeooo:rsid="02b867ce"/>
    </style:style>
    <style:style style:name="T188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9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6" style:family="text">
      <style:text-properties officeooo:rsid="00c77656"/>
    </style:style>
    <style:style style:name="T19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99" style:family="text">
      <style:text-properties officeooo:rsid="0277dedb"/>
    </style:style>
    <style:style style:name="T200" style:family="text">
      <style:text-properties officeooo:rsid="023d069c"/>
    </style:style>
    <style:style style:name="T201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203" style:family="text">
      <style:text-properties fo:font-style="normal" officeooo:rsid="023ec219" style:font-style-asian="normal" style:font-style-complex="normal"/>
    </style:style>
    <style:style style:name="T204" style:family="text">
      <style:text-properties fo:font-style="normal" style:font-style-asian="normal" style:font-style-complex="normal"/>
    </style:style>
    <style:style style:name="T205" style:family="text">
      <style:text-properties officeooo:rsid="0213f657"/>
    </style:style>
    <style:style style:name="T206" style:family="text">
      <style:text-properties officeooo:rsid="02984091"/>
    </style:style>
    <style:style style:name="T207" style:family="text">
      <style:text-properties officeooo:rsid="021570c6"/>
    </style:style>
    <style:style style:name="T208" style:family="text">
      <style:text-properties officeooo:rsid="0298730b"/>
    </style:style>
    <style:style style:name="T20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0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1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16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17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18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19" style:family="text">
      <style:text-properties fo:font-style="italic" officeooo:rsid="02afaaf5" style:font-style-asian="italic" style:font-style-complex="italic"/>
    </style:style>
    <style:style style:name="T220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checking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6">isNull(&lt;</text:span></text:span><text:span text:style-name="Source_20_Text"><text:span text:style-name="T17">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7"><text:span text:style-name="Source_20_Text"><text:span text:style-name="T16">isUndefined(&lt;</text:span></text:span><text:span text:style-name="Source_20_Text"><text:span text:style-name="T19">val</text:span></text:span><text:span text:style-name="Source_20_Text"><text:span text:style-name="T20">ue</text:span></text:span><text:span text:style-name="Source_20_Text"><text:span text:style-name="T16">&gt;);</text:span></text:span></text:p>
            <text:p text:style-name="P7"><text:span text:style-name="Source_20_Text"><text:span text:style-name="T16">isNullOrUndefined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Nil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Primitive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6">&gt;);</text:span></text:span></text:p>
            <text:p text:style-name="P7"><text:span text:style-name="Source_20_Text"><text:span text:style-name="T16">isNumeric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Float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25">isChar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25">&gt;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Function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</text:span></text:span><text:span text:style-name="Source_20_Text"><text:span text:style-name="T26">Callable</text:span></text:span><text:span text:style-name="Source_20_Text"><text:span text:style-name="T16">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ConstructorFn</text:span></text:span><text:span text:style-name="Source_20_Text"><text:span text:style-name="T27">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27">&gt;);</text:span></text:span></text:p>
            <text:p text:style-name="P7"><text:span text:style-name="Source_20_Text"><text:span text:style-name="T28">isClass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28">&gt;);</text:span></text:span></text:p>
            <text:p text:style-name="P7"><text:span text:style-name="Source_20_Text"><text:span text:style-name="T28"/></text:span></text:p>
            <text:p text:style-name="P7"><text:span text:style-name="Source_20_Text"><text:span text:style-name="T16">isGenerator</text:span></text:span><text:span text:style-name="Source_20_Text"><text:span text:style-name="T29">Fn</text:span></text:span><text:span text:style-name="Source_20_Text"><text:span text:style-name="T16">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16">&gt;);</text:span></text:span></text:p>
            <text:p text:style-name="P7"><text:span text:style-name="Source_20_Text"><text:span text:style-name="T16">isAsync</text:span></text:span><text:span text:style-name="Source_20_Text"><text:span text:style-name="T32">Fn</text:span></text:span><text:span text:style-name="Source_20_Text"><text:span text:style-name="T16">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16">&gt;);</text:span></text:span></text:p>
            <text:p text:style-name="P7"><text:span text:style-name="Source_20_Text"><text:span text:style-name="T25">isAsyncGeneratorFn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25">&gt;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Object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PlainObject(&lt;value&gt;);</text:span></text:span></text:p>
            <text:p text:style-name="P7"><text:span text:style-name="Source_20_Text"><text:span text:style-name="T25">isProxy(&lt;value&gt;);</text:span></text:span></text:p>
            <text:p text:style-name="P7"><text:span text:style-name="Source_20_Text"><text:span text:style-name="T16">isElement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25">isRegexp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25">&gt;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Arraylike(&lt;value&gt;);</text:span></text:span></text:p>
            <text:p text:style-name="P7"><text:span text:style-name="Source_20_Text"><text:span text:style-name="T16">isTypedArray(&lt;value&gt;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Iterator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16">&gt;);</text:span></text:span></text:p>
            <text:p text:style-name="P7"><text:span text:style-name="Source_20_Text"><text:span text:style-name="T16">isIterable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16">&gt;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EmptyObject(&lt;value&gt;);</text:span></text:span></text:p>
            <text:p text:style-name="P7"><text:span text:style-name="Source_20_Text"><text:span text:style-name="T16">isEmptyArray(&lt;value&gt;);</text:span></text:span></text:p>
            <text:p text:style-name="P7"><text:span text:style-name="Source_20_Text"><text:span text:style-name="T16">isEmptyMap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text:span text:style-name="Source_20_Text"><text:span text:style-name="T35"> </text:span></text:span><text:span text:style-name="Source_20_Text"><text:span text:style-name="T16">isEmptySet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EmptyIterator(&lt;value&gt;);</text:span></text:span></text:p>
          </table:table-cell>
          <table:table-cell table:style-name="Table1.C2" table:number-rows-spanned="3" office:value-type="string">
            <text:p text:style-name="P8"><text:span text:style-name="Source_20_Text"><text:span text:style-name="T16">qsa(&lt;selector&gt;[,context]).forEach(&lt;</text:span></text:span><text:span text:style-name="Source_20_Text"><text:span text:style-name="T36">c</text:span></text:span><text:span text:style-name="Source_20_Text"><text:span text:style-name="T37">allback</text:span></text:span><text:span text:style-name="Source_20_Text"><text:span text:style-name="T16">&gt;);</text:span></text:span></text:p>
            <text:p text:style-name="P8"><text:span text:style-name="Source_20_Text"><text:span text:style-name="T16">qs(&lt;selector&gt;[, context]);</text:span></text:span></text:p>
            <text:p text:style-name="P8"><text:span text:style-name="Source_20_Text"><text:span text:style-name="T16">domReady(&lt;</text:span></text:span><text:span text:style-name="Source_20_Text"><text:span text:style-name="T36">callback</text:span></text:span><text:span text:style-name="Source_20_Text"><text:span text:style-name="T16">&gt;);</text:span></text:span></text:p>
            <text:p text:style-name="P8"><text:span text:style-name="Source_20_Text"><text:span text:style-name="T38">domClear(&lt;</text:span></text:span><text:span text:style-name="Source_20_Text"><text:span text:style-name="T39">element&gt;</text:span></text:span><text:span text:style-name="Source_20_Text"><text:span text:style-name="T38">);</text:span></text:span></text:p>
            <text:p text:style-name="P8"><text:span text:style-name="Source_20_Text"><text:span text:style-name="T16">domCreate(&lt;type&gt;[, properties[, innerHTML]]);</text:span></text:span></text:p>
            <text:p text:style-name="P8"><text:span text:style-name="Source_20_Text"><text:span text:style-name="T16">domCreate(&lt;</text:span></text:span><text:bookmark text:name="result_box Copy 1"/><text:span text:style-name="Source_20_Text"><text:span text:style-name="T16">element descriptive object&gt;);</text:span></text:span></text:p>
            <text:p text:style-name="P8"><text:span text:style-name="Source_20_Text"><text:span text:style-name="T16">domToElement(&lt;</text:span></text:span><text:bookmark text:name="result_box1 Copy 1"/><text:span text:style-name="Source_20_Text"><text:span text:style-name="T16">htmlString&gt;);</text:span></text:span></text:p>
            <text:p text:style-name="P8"><text:span text:style-name="Source_20_Text"><text:span text:style-name="T16">domGetCSS(&lt;element&gt;</text:span></text:span><text:span text:style-name="Source_20_Text"><text:span text:style-name="T40">[</text:span></text:span><text:span text:style-name="Source_20_Text"><text:span text:style-name="T16">, property</text:span></text:span><text:span text:style-name="Source_20_Text"><text:span text:style-name="T41">]</text:span></text:span><text:span text:style-name="Source_20_Text"><text:span text:style-name="T16">);</text:span></text:span></text:p>
            <text:p text:style-name="P8"><text:span text:style-name="Source_20_Text"><text:span text:style-name="T16">domSetCSS(&lt;element&gt;,&lt;property&gt;,&lt;value&gt;);</text:span></text:span></text:p>
            <text:p text:style-name="P8"><text:span text:style-name="Source_20_Text"><text:span text:style-name="T16">domSetCSS(&lt;element&gt;,&lt;properties&gt;);</text:span></text:span></text:p>
            <text:p text:style-name="P8"><text:span text:style-name="Source_20_Text"><text:span text:style-name="T16">domFadeIn(&lt;element&gt;[,duration[, display]]);</text:span></text:span></text:p>
            <text:p text:style-name="P8"><text:span text:style-name="Source_20_Text"><text:span text:style-name="T16">domFadeOut(&lt;element&gt;[,duration]); </text:span></text:span></text:p>
            <text:p text:style-name="P8"><text:span text:style-name="Source_20_Text"><text:span text:style-name="T16">domFadeToggle(&lt;elem</text:span></text:span><text:span text:style-name="Source_20_Text"><text:span text:style-name="T42">ent</text:span></text:span><text:span text:style-name="Source_20_Text"><text:span text:style-name="T16">&gt;[,duration[,display]]);</text:span></text:span></text:p>
            <text:p text:style-name="P8"><text:span text:style-name="Source_20_Text"><text:span text:style-name="T16">domShow(&lt;element&gt;[,display]);</text:span></text:span></text:p>
            <text:p text:style-name="P8"><text:span text:style-name="Source_20_Text"><text:span text:style-name="T16">domHide(&lt;</text:span></text:span><text:span text:style-name="Source_20_Text"><text:span text:style-name="T43">el</text:span></text:span><text:span text:style-name="Source_20_Text"><text:span text:style-name="T44">ement</text:span></text:span><text:span text:style-name="Source_20_Text"><text:span text:style-name="T16">&gt;);</text:span></text:span></text:p>
            <text:p text:style-name="P8"><text:span text:style-name="Source_20_Text"><text:span text:style-name="T16">domToggle(&lt;element&gt;[,display]);</text:span></text:span></text:p>
            <text:p text:style-name="P8"><text:span text:style-name="Source_20_Text"><text:span text:style-name="T16">domIsHidden(&lt;element&gt;);</text:span></text:span></text:p>
            <text:p text:style-name="P8"><text:span text:style-name="Source_20_Text"><text:span text:style-name="T45">domScrollToTop();</text:span></text:span><text:span text:style-name="Source_20_Text"><text:span text:style-name="T46"> </text:span></text:span><text:span text:style-name="Source_20_Text"><text:span text:style-name="T47">and </text:span></text:span><text:span text:style-name="Source_20_Text"><text:span text:style-name="T48">domScrollToBottom();</text:span></text:span></text:p>
            <text:p text:style-name="P8"><text:span text:style-name="Source_20_Text"><text:span text:style-name="T16">domScrollToElement(&lt;element&gt;[, top = true]);<text:line-break/>domSiblings(&lt;element&gt;);</text:span></text:span></text:p>
            <text:p text:style-name="P8"><text:span text:style-name="Source_20_Text"><text:span text:style-name="T16">domSiblingsPrev(&lt;element&gt;);</text:span></text:span></text:p>
            <text:p text:style-name="P8"><text:span text:style-name="Source_20_Text"><text:span text:style-name="T16">domSiblings</text:span></text:span><text:span text:style-name="Source_20_Text"><text:span text:style-name="T49">Left</text:span></text:span><text:span text:style-name="Source_20_Text"><text:span text:style-name="T16">(&lt;element&gt;);</text:span></text:span></text:p>
            <text:p text:style-name="P8"><text:span text:style-name="Source_20_Text"><text:span text:style-name="T16">domSiblingsNext(&lt;element&gt;);</text:span></text:span></text:p>
            <text:p text:style-name="P8"><text:span text:style-name="Source_20_Text"><text:span text:style-name="T16">domSiblings</text:span></text:span><text:span text:style-name="Source_20_Text"><text:span text:style-name="T49">Right</text:span></text:span><text:span text:style-name="Source_20_Text"><text:span text:style-name="T16">(&lt;element&gt;);</text:span></text:span></text:p>
            <text:p text:style-name="P8"><text:span text:style-name="Source_20_Text"><text:span text:style-name="T50">domGetC</text:span></text:span><text:span text:style-name="Source_20_Text"><text:span text:style-name="T51">SS</text:span></text:span><text:span text:style-name="Source_20_Text"><text:span text:style-name="T50">Var(&lt;name&gt;);</text:span></text:span></text:p>
            <text:p text:style-name="P8"><text:span text:style-name="Source_20_Text"><text:span text:style-name="T16">domSetC</text:span></text:span><text:span text:style-name="Source_20_Text"><text:span text:style-name="T51">SS</text:span></text:span><text:span text:style-name="Source_20_Text"><text:span text:style-name="T16">Var(</text:span></text:span><text:span text:style-name="Source_20_Text"><text:span text:style-name="T50">&lt;</text:span></text:span><text:span text:style-name="Source_20_Text"><text:span text:style-name="T16">n</text:span></text:span><text:span text:style-name="Source_20_Text"><text:span text:style-name="T50">ame&gt;</text:span></text:span><text:span text:style-name="Source_20_Text"><text:span text:style-name="T16">,</text:span></text:span><text:span text:style-name="Source_20_Text"><text:span text:style-name="T50">&lt;</text:span></text:span><text:span text:style-name="Source_20_Text"><text:span text:style-name="T16">v</text:span></text:span><text:span text:style-name="Source_20_Text"><text:span text:style-name="T50">alue&gt;</text:span></text:span><text:span text:style-name="Source_20_Text"><text:span text:style-name="T16">);</text:span></text:span></text:p>
            <text:p text:style-name="P8"><text:span text:style-name="Source_20_Text"><text:span text:style-name="T16">importScript(&lt;script1&gt;[, scriptN]);</text:span></text:span></text:p>
            <text:p text:style-name="P8"><text:span text:style-name="Source_20_Text"><text:span text:style-name="T16">importStyle(&lt;style1&gt;[, styleN]);</text:span></text:span></text:p>
            <text:p text:style-name="P9"><text:span text:style-name="Source_20_Text"><text:span text:style-name="T16">setFullscreenOn(&lt;selector&gt;</text:span></text:span><text:span text:style-name="Source_20_Text"><text:span text:style-name="T52">);</text:span></text:span></text:p>
            <text:p text:style-name="P9"><text:span text:style-name="Source_20_Text"><text:span text:style-name="T16">setFullscreenOn(&lt;element&gt;);</text:span></text:span></text:p>
            <text:p text:style-name="P8"><text:span text:style-name="Source_20_Text"><text:span text:style-name="T16">setFullscreenOff();</text:span></text:span></text:p>
            <text:p text:style-name="P10"><text:span text:style-name="Source_20_Text"><text:span text:style-name="T16">getFullscreen();<text:line-break/>form2array(&lt;form&gt;);</text:span></text:span><text:span text:style-name="Source_20_Text"><text:span text:style-name="T53"> </text:span></text:span><text:span text:style-name="Source_20_Text"><text:span text:style-name="T47">and </text:span></text:span><text:span text:style-name="Source_20_Text"><text:span text:style-name="T16">form2string(&lt;form&gt;);</text:span></text:span></text:p>
            <text:p text:style-name="P8"><text:span text:style-name="Source_20_Text"><text:span text:style-name="T16">getDoNotTrack();</text:span></text:span></text:p>
            <text:p text:style-name="P8"><text:span text:style-name="Source_20_Text"><text:span text:style-name="T16">getLocation(&lt;success&gt;[, error]);</text:span></text:span></text:p>
            <text:p text:style-name="P8"><text:span text:style-name="Source_20_Text"><text:span text:style-name="T16">createFile(&lt;filename&gt;,&lt;content&gt;[, 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54">32; BASE36; BASE58; BASE62;</text:span></text:span></text:p>
            <text:p text:style-name="P6"><text:span text:style-name="Source_20_Text"><text:span text:style-name="T54">WORDSAFEALPHABET;</text:span></text:span></text:p>
          </table:table-cell>
          <table:covered-table-cell table:style-name="Table1.B3"/>
          <table:covered-table-cell table:style-name="Table1.C3"/>
        </table:table-row>
        <table:table-row>
          <table:table-cell table:style-name="Table1.A4" office:value-type="string">
            <text:p text:style-name="P6"><text:span text:style-name="Source_20_Text"><text:span text:style-name="T16">javaHash(&lt;data&gt;[, hexa</text:span></text:span><text:span text:style-name="Source_20_Text"><text:span text:style-name="T55">decimal</text:span></text:span><text:span text:style-name="Source_20_Text"><text:span text:style-name="T16"> </text:span></text:span><text:span text:style-name="Source_20_Text"><text:span text:style-name="T56">= false</text:span></text:span><text:span text:style-name="Source_20_Text"><text:span text:style-name="T16">]);<text:line-break/>b64Encode(&lt;string&gt;); </text:span></text:span></text:p>
            <text:p text:style-name="P6"><text:span text:style-name="Source_20_Text"><text:span text:style-name="T16">b64Decode(&lt;</text:span></text:span><text:span text:style-name="Source_20_Text"><text:span text:style-name="T43">str</text:span></text:span><text:span text:style-name="Source_20_Text"><text:span text:style-name="T20">ing</text:span></text:span><text:span text:style-name="Source_20_Text"><text:span text:style-name="T16">&gt;);</text:span></text:span></text:p>
            <text:p text:style-name="P6"><text:span text:style-name="Source_20_Text"><text:span text:style-name="T16">extend([deep,]&lt;target&gt;,&lt;source1&gt;[,s</text:span></text:span><text:span text:style-name="Source_20_Text"><text:span text:style-name="T55">ou</text:span></text:span><text:span text:style-name="Source_20_Text"><text:span text:style-name="T16">rc</text:span></text:span><text:span text:style-name="Source_20_Text"><text:span text:style-name="T55">e</text:span></text:span><text:span text:style-name="Source_20_Text"><text:span text:style-name="T16">N]);</text:span></text:span></text:p>
            <text:p text:style-name="P6"><text:span text:style-name="Source_20_Text"><text:span text:style-name="T16">sizeIn(&lt;</text:span></text:span><text:span text:style-name="Source_20_Text"><text:span text:style-name="T57">obj</text:span></text:span><text:span text:style-name="Source_20_Text"><text:span text:style-name="T58">ect</text:span></text:span><text:span text:style-name="Source_20_Text"><text:span text:style-name="T16">&gt;);<text:line-break/></text:span></text:span><text:span text:style-name="Source_20_Text"><text:span text:style-name="T59">popIn(&lt;</text:span></text:span><text:span text:style-name="Source_20_Text"><text:span text:style-name="T60">obj</text:span></text:span><text:span text:style-name="Source_20_Text"><text:span text:style-name="T61">ect</text:span></text:span><text:span text:style-name="Source_20_Text"><text:span text:style-name="T59">&gt;,&lt;</text:span></text:span><text:span text:style-name="Source_20_Text"><text:span text:style-name="T60">prop</text:span></text:span><text:span text:style-name="Source_20_Text"><text:span text:style-name="T61">erty</text:span></text:span><text:span text:style-name="Source_20_Text"><text:span text:style-name="T59">&gt;); </text:span></text:span></text:p>
            <text:p text:style-name="P9"><text:span text:style-name="Source_20_Text"><text:span text:style-name="T16">forIn(&lt;</text:span></text:span><text:span text:style-name="Source_20_Text"><text:span text:style-name="T60">obj</text:span></text:span><text:span text:style-name="Source_20_Text"><text:span text:style-name="T61">ect</text:span></text:span><text:span text:style-name="Source_20_Text"><text:span text:style-name="T16">&gt;,&lt;</text:span></text:span><text:span text:style-name="Source_20_Text"><text:span text:style-name="T60">c</text:span></text:span><text:span text:style-name="Source_20_Text"><text:span text:style-name="T61">allback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62">ilter</text:span></text:span><text:span text:style-name="Source_20_Text"><text:span text:style-name="T16">In(&lt;</text:span></text:span><text:span text:style-name="Source_20_Text"><text:span text:style-name="T63">obj</text:span></text:span><text:span text:style-name="Source_20_Text"><text:span text:style-name="T64">ect</text:span></text:span><text:span text:style-name="Source_20_Text"><text:span text:style-name="T16">&gt;,&lt;</text:span></text:span><text:span text:style-name="Source_20_Text"><text:span text:style-name="T64">callback</text:span></text:span><text:span text:style-name="Source_20_Text"><text:span text:style-name="T16">&gt;);</text:span></text:span></text:p>
            <text:p text:style-name="P6"><text:span text:style-name="Source_20_Text"><text:span text:style-name="T16">delay(&lt;m</text:span></text:span><text:span text:style-name="Source_20_Text"><text:span text:style-name="T65">ili</text:span></text:span><text:span text:style-name="Source_20_Text"><text:span text:style-name="T16">s</text:span></text:span><text:span text:style-name="Source_20_Text"><text:span text:style-name="T65">ec</text:span></text:span><text:span text:style-name="Source_20_Text"><text:span text:style-name="T16">&gt;).then(&lt;callback&gt;);</text:span></text:span></text:p>
            <text:p text:style-name="P6"><text:span text:style-name="Source_20_Text"><text:span text:style-name="T66">sleep</text:span></text:span><text:span text:style-name="Source_20_Text"><text:span text:style-name="T16">(&lt;m</text:span></text:span><text:span text:style-name="Source_20_Text"><text:span text:style-name="T65">ili</text:span></text:span><text:span text:style-name="Source_20_Text"><text:span text:style-name="T16">s</text:span></text:span><text:span text:style-name="Source_20_Text"><text:span text:style-name="T65">ec</text:span></text:span><text:span text:style-name="Source_20_Text"><text:span text:style-name="T16">&gt;).then(&lt;callback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randomBoolean</text:span></text:span><text:span text:style-name="Source_20_Text"><text:span text:style-name="T67">();</text:span></text:span></text:p>
            <text:p text:style-name="P6"><text:span text:style-name="Source_20_Text"><text:span text:style-name="T68">r</text:span></text:span><text:span text:style-name="Source_20_Text"><text:span text:style-name="T67">andomUUIDv7</text:span></text:span><text:span text:style-name="Source_20_Text"><text:span text:style-name="T69">(); </text:span></text:span></text:p>
            <text:p text:style-name="P6"><text:span text:style-name="Source_20_Text"><text:span text:style-name="T70">timestampID([size=21[,alphabet=</text:span></text:span><text:span text:style-name="Source_20_Text"><text:span text:style-name="T66">"ABCDEFGHIJKLMNOPQRSTUVWXYZabcdefghijklmnopqrstuvwxyz0123456789_-"</text:span></text:span><text:span text:style-name="Source_20_Text"><text:span text:style-name="T70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9"/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&lt;object&gt;);</text:span></text:span></text:p>
            <text:p text:style-name="P6"><text:span text:style-name="Source_20_Text"><text:span text:style-name="T71">classof</text:span></text:span><text:span text:style-name="Source_20_Text"><text:span text:style-name="T16">(&lt;variable&gt;[,type[,throw=false]</text:span></text:span><text:span text:style-name="Source_20_Text"><text:span text:style-name="T72">]</text:span></text:span><text:span text:style-name="Source_20_Text"><text:span text:style-name="T16">);</text:span></text:span></text:p>
            <text:p text:style-name="P6"><text:span text:style-name="Source_20_Text"><text:span text:style-name="T73">ge</text:span></text:span><text:span text:style-name="Source_20_Text"><text:span text:style-name="T71">t</text:span></text:span><text:span text:style-name="Source_20_Text"><text:span text:style-name="T73">Type</text:span></text:span><text:span text:style-name="Source_20_Text"><text:span text:style-name="T16">(&lt;variable&gt;[,type[,throw=false]</text:span></text:span><text:span text:style-name="Source_20_Text"><text:span text:style-name="T72">]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bind(&lt;</text:span></text:span><text:span text:style-name="Source_20_Text"><text:span text:style-name="T61">function</text:span></text:span><text:span text:style-name="Source_20_Text"><text:span text:style-name="T16">&gt;,&lt;context&gt;);</text:span></text:span></text:p>
            <text:p text:style-name="P6"><text:span text:style-name="Source_20_Text"><text:span text:style-name="T74">unBind</text:span></text:span><text:span text:style-name="Source_20_Text"><text:span text:style-name="T75">(&lt;</text:span></text:span><text:span text:style-name="Source_20_Text"><text:span text:style-name="T76">f</text:span></text:span><text:span text:style-name="Source_20_Text"><text:span text:style-name="T77">unction</text:span></text:span><text:span text:style-name="Source_20_Text"><text:span text:style-name="T75">&gt;);</text:span></text:span></text:p>
            <text:p text:style-name="P6"><text:span text:style-name="Source_20_Text"><text:span text:style-name="T16">constant(&lt;value&gt;);</text:span></text:span></text:p>
            <text:p text:style-name="P6"><text:span text:style-name="Source_20_Text"><text:span text:style-name="T78">identity(&lt;value&gt;);</text:span></text:span></text:p>
            <text:p text:style-name="P6"><text:span text:style-name="Source_20_Text"><text:span text:style-name="T16">noop();</text:span></text:span></text:p>
            <text:p text:style-name="P6"><text:span text:style-name="Source_20_Text"><text:span text:style-name="T16">T();</text:span></text:span></text:p>
            <text:p text:style-name="P6"><text:span text:style-name="Source_20_Text"><text:span text:style-name="T16">F();</text:span></text:span></text:p>
          </table:table-cell>
          <table:covered-table-cell table:style-name="Table1.B4"/>
          <table:covered-table-cell table:style-name="Table1.C4"/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2">String API</text:p>
          </table:table-cell>
          <table:table-cell table:style-name="Table5.B1" office:value-type="string">
            <text:p text:style-name="P13">Abstract <text:span text:style-name="T15">API</text:span>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79">c</text:span></text:span><text:span text:style-name="Source_20_Text"><text:span text:style-name="T16">ase(&lt;</text:span></text:span><text:span text:style-name="Source_20_Text"><text:span text:style-name="T80">str</text:span></text:span><text:span text:style-name="Source_20_Text"><text:span text:style-name="T81">ing</text:span></text:span><text:span text:style-name="Source_20_Text"><text:span text:style-name="T16">&gt;); </text:span></text:span></text:p>
            <text:p text:style-name="P6"><text:span text:style-name="Source_20_Text"><text:span text:style-name="T82">s</text:span></text:span><text:span text:style-name="Source_20_Text"><text:span text:style-name="T16">tr</text:span></text:span><text:span text:style-name="Source_20_Text"><text:span text:style-name="T83">T</text:span></text:span><text:span text:style-name="Source_20_Text"><text:span text:style-name="T84">itle</text:span></text:span><text:span text:style-name="Source_20_Text"><text:span text:style-name="T79">c</text:span></text:span><text:span text:style-name="Source_20_Text"><text:span text:style-name="T16">ase(&lt;</text:span></text:span><text:span text:style-name="Source_20_Text"><text:span text:style-name="T80">str</text:span></text:span><text:span text:style-name="Source_20_Text"><text:span text:style-name="T81">ing</text:span></text:span><text:span text:style-name="Source_20_Text"><text:span text:style-name="T16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&lt;</text:span></text:span><text:span text:style-name="Source_20_Text"><text:span text:style-name="T80">str</text:span></text:span><text:span text:style-name="Source_20_Text"><text:span text:style-name="T81">ing</text:span></text:span><text:span text:style-name="Source_20_Text"><text:span text:style-name="T16">&gt;);</text:span></text:span></text:p>
            <text:p text:style-name="P6"><text:span text:style-name="Source_20_Text"><text:span text:style-name="T85"/></text:span></text:p>
            <text:p text:style-name="P6"><text:span text:style-name="Source_20_Text"><text:span text:style-name="T85">strTruncate(&lt;s</text:span></text:span><text:span text:style-name="Source_20_Text"><text:span text:style-name="T86">tring</text:span></text:span><text:span text:style-name="Source_20_Text"><text:span text:style-name="T85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&lt;</text:span></text:span><text:span text:style-name="Source_20_Text"><text:span text:style-name="T80">str</text:span></text:span><text:span text:style-name="Source_20_Text"><text:span text:style-name="T81">ing</text:span></text:span><text:span text:style-name="Source_20_Text"><text:span text:style-name="T16">&gt;);</text:span></text:span></text:p>
            <text:p text:style-name="P6"><text:span text:style-name="Source_20_Text"><text:span text:style-name="T16">strDownFirst(&lt;</text:span></text:span><text:span text:style-name="Source_20_Text"><text:span text:style-name="T87">str</text:span></text:span><text:span text:style-name="Source_20_Text"><text:span text:style-name="T61">ing</text:span></text:span><text:span text:style-name="Source_20_Text"><text:span text:style-name="T16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&lt;</text:span></text:span><text:span text:style-name="Source_20_Text"><text:span text:style-name="T33">s</text:span></text:span><text:span text:style-name="Source_20_Text"><text:span text:style-name="T81">tring</text:span></text:span><text:span text:style-name="Source_20_Text"><text:span text:style-name="T16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&lt;</text:span></text:span><text:span text:style-name="Source_20_Text"><text:span text:style-name="T35">s</text:span></text:span><text:span text:style-name="Source_20_Text"><text:span text:style-name="T86">tring</text:span></text:span><text:span text:style-name="Source_20_Text"><text:span text:style-name="T16">&gt;);</text:span></text:span></text:p>
            <text:p text:style-name="P6"><text:span text:style-name="Source_20_Text"><text:span text:style-name="T16">strFromCodePoints(&lt;</text:span></text:span><text:span text:style-name="Source_20_Text"><text:span text:style-name="T88">iterator</text:span></text:span><text:span text:style-name="Source_20_Text"><text:span text:style-name="T16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&lt;</text:span></text:span><text:span text:style-name="Source_20_Text"><text:span text:style-name="T89">str</text:span></text:span><text:span text:style-name="Source_20_Text"><text:span text:style-name="T90">ing</text:span></text:span><text:span text:style-name="Source_20_Text"><text:span text:style-name="T16">&gt;,&lt;index&gt;[, newChar]);</text:span></text:span></text:p>
            <text:p text:style-name="P6"><text:span text:style-name="Source_20_Text"><text:span text:style-name="T16">strSplice(&lt;</text:span></text:span><text:span text:style-name="Source_20_Text"><text:span text:style-name="T89">str</text:span></text:span><text:span text:style-name="Source_20_Text"><text:span text:style-name="T16">&gt;,&lt;index&gt;,&lt;count&gt;[, add</text:span></text:span><text:span text:style-name="Source_20_Text"><text:span text:style-name="T91">]);</text:span></text:span></text:p>
            <text:p text:style-name="P6"><text:span text:style-name="Source_20_Text"><text:span text:style-name="T92"/></text:span></text:p>
            <text:p text:style-name="P6"><text:span text:style-name="Source_20_Text"><text:span text:style-name="T92">str</text:span></text:span><text:span text:style-name="Source_20_Text"><text:span text:style-name="T93">HTML</text:span></text:span><text:span text:style-name="Source_20_Text"><text:span text:style-name="T92">RemoveTags(&lt;string&gt;);</text:span></text:span></text:p>
            <text:p text:style-name="P6"><text:span text:style-name="Source_20_Text"><text:span text:style-name="T92">strHTMLEscape(&lt;</text:span></text:span><text:span text:style-name="Source_20_Text"><text:span text:style-name="T80">str</text:span></text:span><text:span text:style-name="Source_20_Text"><text:span text:style-name="T81">ing</text:span></text:span><text:span text:style-name="Source_20_Text"><text:span text:style-name="T92">&gt;);</text:span></text:span></text:p>
            <text:p text:style-name="P6"><text:span text:style-name="Source_20_Text"><text:span text:style-name="T92">strHTML</text:span></text:span><text:span text:style-name="Source_20_Text"><text:span text:style-name="T94">Un</text:span></text:span><text:span text:style-name="Source_20_Text"><text:span text:style-name="T92">Escape(&lt;</text:span></text:span><text:span text:style-name="Source_20_Text"><text:span text:style-name="T80">str</text:span></text:span><text:span text:style-name="Source_20_Text"><text:span text:style-name="T81">ing</text:span></text:span><text:span text:style-name="Source_20_Text"><text:span text:style-name="T92">&gt;);</text:span></text:span></text:p>
            <text:p text:style-name="P6"><text:span text:style-name="Source_20_Text"><text:span text:style-name="T92"/></text:span></text:p>
          </table:table-cell>
          <table:table-cell table:style-name="Table5.B2" table:number-rows-spanned="3" office:value-type="string">
            <text:p text:style-name="P14"><text:span text:style-name="Source_20_Text"><text:span text:style-name="T92">createDataProperty(&lt;</text:span></text:span><text:span text:style-name="Source_20_Text"><text:span text:style-name="T95">o</text:span></text:span><text:span text:style-name="Source_20_Text"><text:span text:style-name="T96">bject</text:span></text:span><text:span text:style-name="Source_20_Text"><text:span text:style-name="T92">&gt;,&lt;</text:span></text:span><text:span text:style-name="Source_20_Text"><text:span text:style-name="T97">pr</text:span></text:span><text:span text:style-name="Source_20_Text"><text:span text:style-name="T98">operty</text:span></text:span><text:span text:style-name="Source_20_Text"><text:span text:style-name="T92">&gt;,&lt;</text:span></text:span><text:span text:style-name="Source_20_Text"><text:span text:style-name="T99">val</text:span></text:span><text:span text:style-name="Source_20_Text"><text:span text:style-name="T100">ue</text:span></text:span><text:span text:style-name="Source_20_Text"><text:span text:style-name="T92">&gt;);</text:span></text:span></text:p>
            <text:p text:style-name="P14"><text:span text:style-name="Source_20_Text"><text:span text:style-name="T101">c</text:span></text:span><text:span text:style-name="Source_20_Text"><text:span text:style-name="T92">reateDataPropertyOrThrow(&lt;</text:span></text:span><text:span text:style-name="Source_20_Text"><text:span text:style-name="T95">o</text:span></text:span><text:span text:style-name="Source_20_Text"><text:span text:style-name="T96">bject</text:span></text:span><text:span text:style-name="Source_20_Text"><text:span text:style-name="T92">&gt;,&lt;</text:span></text:span><text:span text:style-name="Source_20_Text"><text:span text:style-name="T102">property</text:span></text:span><text:span text:style-name="Source_20_Text"><text:span text:style-name="T92">&gt;,&lt;</text:span></text:span><text:span text:style-name="Source_20_Text"><text:span text:style-name="T103">val</text:span></text:span><text:span text:style-name="Source_20_Text"><text:span text:style-name="T104">ue</text:span></text:span><text:span text:style-name="Source_20_Text"><text:span text:style-name="T92">&gt;);</text:span></text:span></text:p>
            <text:p text:style-name="P14"><text:span text:style-name="Source_20_Text"><text:span text:style-name="T92">createMethodProperty(&lt;</text:span></text:span><text:span text:style-name="Source_20_Text"><text:span text:style-name="T95">o</text:span></text:span><text:span text:style-name="Source_20_Text"><text:span text:style-name="T96">bject</text:span></text:span><text:span text:style-name="Source_20_Text"><text:span text:style-name="T92">&gt;,&lt;</text:span></text:span><text:span text:style-name="Source_20_Text"><text:span text:style-name="T97">pr</text:span></text:span><text:span text:style-name="Source_20_Text"><text:span text:style-name="T98">operty</text:span></text:span><text:span text:style-name="Source_20_Text"><text:span text:style-name="T92">&gt;,&lt;</text:span></text:span><text:span text:style-name="Source_20_Text"><text:span text:style-name="T99">val</text:span></text:span><text:span text:style-name="Source_20_Text"><text:span text:style-name="T100">ue</text:span></text:span><text:span text:style-name="Source_20_Text"><text:span text:style-name="T92">&gt;);</text:span></text:span></text:p>
            <text:p text:style-name="P14"><text:span text:style-name="Source_20_Text"><text:span text:style-name="T92">createMethodPropertyOrThrow(&lt;</text:span></text:span><text:span text:style-name="Source_20_Text"><text:span text:style-name="T95">o</text:span></text:span><text:span text:style-name="Source_20_Text"><text:span text:style-name="T96">bject</text:span></text:span><text:span text:style-name="Source_20_Text"><text:span text:style-name="T92">&gt;,&lt;</text:span></text:span><text:span text:style-name="Source_20_Text"><text:span text:style-name="T102">prop</text:span></text:span><text:span text:style-name="Source_20_Text"><text:span text:style-name="T92">&gt;,&lt;</text:span></text:span><text:span text:style-name="Source_20_Text"><text:span text:style-name="T103">val</text:span></text:span><text:span text:style-name="Source_20_Text"><text:span text:style-name="T105">ue</text:span></text:span><text:span text:style-name="Source_20_Text"><text:span text:style-name="T92">&gt;);</text:span></text:span></text:p>
            <text:p text:style-name="P14"><text:span text:style-name="Source_20_Text"><text:span text:style-name="T92">createPolyfillMethod(&lt;</text:span></text:span><text:span text:style-name="Source_20_Text"><text:span text:style-name="T95">o</text:span></text:span><text:span text:style-name="Source_20_Text"><text:span text:style-name="T96">bject</text:span></text:span><text:span text:style-name="Source_20_Text"><text:span text:style-name="T92">&gt;,&lt;</text:span></text:span><text:span text:style-name="Source_20_Text"><text:span text:style-name="T97">pr</text:span></text:span><text:span text:style-name="Source_20_Text"><text:span text:style-name="T98">operty</text:span></text:span><text:span text:style-name="Source_20_Text"><text:span text:style-name="T92">&gt;,&lt;</text:span></text:span><text:span text:style-name="Source_20_Text"><text:span text:style-name="T99">val</text:span></text:span><text:span text:style-name="Source_20_Text"><text:span text:style-name="T100">ue</text:span></text:span><text:span text:style-name="Source_20_Text"><text:span text:style-name="T92">&gt;);</text:span></text:span></text:p>
            <text:p text:style-name="P14"><text:span text:style-name="Source_20_Text"><text:span text:style-name="T92">createPolyfillProperty(&lt;</text:span></text:span><text:span text:style-name="Source_20_Text"><text:span text:style-name="T95">o</text:span></text:span><text:span text:style-name="Source_20_Text"><text:span text:style-name="T96">bject</text:span></text:span><text:span text:style-name="Source_20_Text"><text:span text:style-name="T92">&gt;,&lt;</text:span></text:span><text:span text:style-name="Source_20_Text"><text:span text:style-name="T97">pr</text:span></text:span><text:span text:style-name="Source_20_Text"><text:span text:style-name="T98">operty</text:span></text:span><text:span text:style-name="Source_20_Text"><text:span text:style-name="T92">&gt;,&lt;</text:span></text:span><text:span text:style-name="Source_20_Text"><text:span text:style-name="T106">val</text:span></text:span><text:span text:style-name="Source_20_Text"><text:span text:style-name="T107">ue</text:span></text:span><text:span text:style-name="Source_20_Text"><text:span text:style-name="T92">&gt;);</text:span></text:span></text:p>
            <text:p text:style-name="P14"><text:span text:style-name="Source_20_Text"><text:span text:style-name="T92"/></text:span></text:p>
            <text:p text:style-name="P15"><text:span text:style-name="Source_20_Text"><text:span text:style-name="T92">deleteOwnProperty(&lt;object&gt;,&lt;</text:span></text:span><text:span text:style-name="Source_20_Text"><text:span text:style-name="T97">pr</text:span></text:span><text:span text:style-name="Source_20_Text"><text:span text:style-name="T98">operty</text:span></text:span><text:span text:style-name="Source_20_Text"><text:span text:style-name="T92">&gt;[, Throw = false]);</text:span></text:span></text:p>
            <text:p text:style-name="P16"><text:span text:style-name="Source_20_Text"><text:span text:style-name="T108">d</text:span></text:span><text:span text:style-name="Source_20_Text"><text:span text:style-name="T92">eletePropertyOrThrow</text:span></text:span><text:span text:style-name="Source_20_Text"><text:span text:style-name="T109">(&lt;</text:span></text:span><text:span text:style-name="Source_20_Text"><text:span text:style-name="T95">o</text:span></text:span><text:span text:style-name="Source_20_Text"><text:span text:style-name="T96">bject</text:span></text:span><text:span text:style-name="Source_20_Text"><text:span text:style-name="T109">&gt;,&lt;</text:span></text:span><text:span text:style-name="Source_20_Text"><text:span text:style-name="T97">pr</text:span></text:span><text:span text:style-name="Source_20_Text"><text:span text:style-name="T98">operty</text:span></text:span><text:span text:style-name="Source_20_Text"><text:span text:style-name="T109">&gt;);</text:span></text:span></text:p>
            <text:p text:style-name="P17"><text:span text:style-name="Source_20_Text"><text:span text:style-name="T92"/></text:span></text:p>
            <text:p text:style-name="P17"><text:span text:style-name="Source_20_Text"><text:span text:style-name="T92">getIn(&lt;</text:span></text:span><text:span text:style-name="Source_20_Text"><text:span text:style-name="T95">o</text:span></text:span><text:span text:style-name="Source_20_Text"><text:span text:style-name="T96">bject</text:span></text:span><text:span text:style-name="Source_20_Text"><text:span text:style-name="T92">&gt;,&lt;</text:span></text:span><text:span text:style-name="Source_20_Text"><text:span text:style-name="T97">pr</text:span></text:span><text:span text:style-name="Source_20_Text"><text:span text:style-name="T98">operty</text:span></text:span><text:span text:style-name="Source_20_Text"><text:span text:style-name="T92">&gt;);</text:span></text:span></text:p>
            <text:p text:style-name="P17"><text:span text:style-name="Source_20_Text"><text:span text:style-name="T92">getInV(&lt;</text:span></text:span><text:span text:style-name="Source_20_Text"><text:span text:style-name="T110">o</text:span></text:span><text:span text:style-name="Source_20_Text"><text:span text:style-name="T96">bject</text:span></text:span><text:span text:style-name="Source_20_Text"><text:span text:style-name="T92">&gt;,&lt;</text:span></text:span><text:span text:style-name="Source_20_Text"><text:span text:style-name="T97">pr</text:span></text:span><text:span text:style-name="Source_20_Text"><text:span text:style-name="T98">operty</text:span></text:span><text:span text:style-name="Source_20_Text"><text:span text:style-name="T92">&gt;);</text:span></text:span></text:p>
            <text:p text:style-name="P18"><text:span text:style-name="Source_20_Text"><text:span text:style-name="T92">hasIn(&lt;</text:span></text:span><text:span text:style-name="Source_20_Text"><text:span text:style-name="T95">o</text:span></text:span><text:span text:style-name="Source_20_Text"><text:span text:style-name="T96">bject</text:span></text:span><text:span text:style-name="Source_20_Text"><text:span text:style-name="T92">&gt;,&lt;</text:span></text:span><text:span text:style-name="Source_20_Text"><text:span text:style-name="T111">prop</text:span></text:span><text:span text:style-name="Source_20_Text"><text:span text:style-name="T92">&gt;);</text:span></text:span></text:p>
            <text:p text:style-name="P18"><text:span text:style-name="Source_20_Text"><text:span text:style-name="T112"/></text:span></text:p>
            <text:p text:style-name="P18"><text:span text:style-name="Source_20_Text"><text:span text:style-name="T112">isIndex(&lt;</text:span></text:span><text:span text:style-name="Source_20_Text"><text:span text:style-name="T113">val</text:span></text:span><text:span text:style-name="Source_20_Text"><text:span text:style-name="T114">ue</text:span></text:span><text:span text:style-name="Source_20_Text"><text:span text:style-name="T112">&gt;);</text:span></text:span></text:p>
            <text:p text:style-name="P18"><text:span text:style-name="Source_20_Text"><text:span text:style-name="T113">isLength</text:span></text:span><text:span text:style-name="Source_20_Text"><text:span text:style-name="T112">(&lt;</text:span></text:span><text:span text:style-name="Source_20_Text"><text:span text:style-name="T113">va</text:span></text:span><text:span text:style-name="Source_20_Text"><text:span text:style-name="T114">lue</text:span></text:span><text:span text:style-name="Source_20_Text"><text:span text:style-name="T112">&gt;);</text:span></text:span></text:p>
            <text:p text:style-name="P18"><text:span text:style-name="Source_20_Text"><text:span text:style-name="T115">isLessThan(&lt;value1&gt;,&lt;value2&gt;[, leftFirst = true]);</text:span></text:span></text:p>
            <text:p text:style-name="P18"><text:span text:style-name="Source_20_Text"><text:span text:style-name="T116">isPropertyKey(&lt;</text:span></text:span><text:span text:style-name="Source_20_Text"><text:span text:style-name="T117">val</text:span></text:span><text:span text:style-name="Source_20_Text"><text:span text:style-name="T118">ue</text:span></text:span><text:span text:style-name="Source_20_Text"><text:span text:style-name="T116">&gt;);</text:span></text:span></text:p>
            <text:p text:style-name="P19"><text:span text:style-name="Source_20_Text"><text:span text:style-name="T116">isSame</text:span></text:span><text:span text:style-name="Source_20_Text"><text:span text:style-name="T119">Class</text:span></text:span><text:span text:style-name="Source_20_Text"><text:span text:style-name="T116">(&lt;value1&gt;,&lt;value2&gt;)</text:span></text:span><text:span text:style-name="Source_20_Text"><text:span text:style-name="T120">;</text:span></text:span></text:p>
            <text:p text:style-name="P18"><text:span text:style-name="Source_20_Text"><text:span text:style-name="T116">isSameType(&lt;value1&gt;,&lt;value2&gt;)</text:span></text:span><text:span text:style-name="Source_20_Text"><text:span text:style-name="T120">;</text:span></text:span></text:p>
            <text:p text:style-name="P18"><text:span text:style-name="Source_20_Text"><text:span text:style-name="T92">isSameValue(&lt;</text:span></text:span><text:span text:style-name="Source_20_Text"><text:span text:style-name="T121">v</text:span></text:span><text:span text:style-name="Source_20_Text"><text:span text:style-name="T100">alue</text:span></text:span><text:span text:style-name="Source_20_Text"><text:span text:style-name="T121">1</text:span></text:span><text:span text:style-name="Source_20_Text"><text:span text:style-name="T92">&gt;,&lt;</text:span></text:span><text:span text:style-name="Source_20_Text"><text:span text:style-name="T121">v</text:span></text:span><text:span text:style-name="Source_20_Text"><text:span text:style-name="T100">alue</text:span></text:span><text:span text:style-name="Source_20_Text"><text:span text:style-name="T121">2</text:span></text:span><text:span text:style-name="Source_20_Text"><text:span text:style-name="T92">&gt;);</text:span></text:span></text:p>
            <text:p text:style-name="P20"><text:span text:style-name="Source_20_Text"><text:span text:style-name="T99">isSameValueNonNumber(&lt;</text:span></text:span><text:span text:style-name="Source_20_Text"><text:span text:style-name="T98">val</text:span></text:span><text:span text:style-name="Source_20_Text"><text:span text:style-name="T122">ue</text:span></text:span><text:span text:style-name="Source_20_Text"><text:span text:style-name="T98">1</text:span></text:span><text:span text:style-name="Source_20_Text"><text:span text:style-name="T99">&gt;,&lt;</text:span></text:span><text:span text:style-name="Source_20_Text"><text:span text:style-name="T98">val</text:span></text:span><text:span text:style-name="Source_20_Text"><text:span text:style-name="T122">ue</text:span></text:span><text:span text:style-name="Source_20_Text"><text:span text:style-name="T98">2</text:span></text:span><text:span text:style-name="Source_20_Text"><text:span text:style-name="T99">&gt;);</text:span></text:span></text:p>
            <text:p text:style-name="P21"><text:span text:style-name="Source_20_Text"><text:span text:style-name="T16">isSameValueZero(&lt;</text:span></text:span><text:span text:style-name="Source_20_Text"><text:span text:style-name="T19">value1</text:span></text:span><text:span text:style-name="Source_20_Text"><text:span text:style-name="T16">&gt;,&lt;</text:span></text:span><text:span text:style-name="Source_20_Text"><text:span text:style-name="T19">value2</text:span></text:span><text:span text:style-name="Source_20_Text"><text:span text:style-name="T16">&gt;);</text:span></text:span></text:p>
            <text:p text:style-name="P21"><text:span text:style-name="Source_20_Text"><text:span text:style-name="T16"/></text:span></text:p>
            <text:p text:style-name="P22"><text:span text:style-name="Source_20_Text"><text:span text:style-name="T123">requireObjectCoercible(&lt;object&gt;);</text:span></text:span></text:p>
            <text:p text:style-name="P18"><text:span text:style-name="Source_20_Text"><text:span text:style-name="T124">setIn(&lt;</text:span></text:span><text:span text:style-name="Source_20_Text"><text:span text:style-name="T98">object</text:span></text:span><text:span text:style-name="Source_20_Text"><text:span text:style-name="T124">&gt;,&lt;</text:span></text:span><text:span text:style-name="Source_20_Text"><text:span text:style-name="T111">prop</text:span></text:span><text:span text:style-name="Source_20_Text"><text:span text:style-name="T125">erty</text:span></text:span><text:span text:style-name="Source_20_Text"><text:span text:style-name="T124">&gt;,&lt;</text:span></text:span><text:span text:style-name="Source_20_Text"><text:span text:style-name="T97">v</text:span></text:span><text:span text:style-name="Source_20_Text"><text:span text:style-name="T98">alue</text:span></text:span><text:span text:style-name="Source_20_Text"><text:span text:style-name="T124">&gt;</text:span></text:span><text:span text:style-name="Source_20_Text"><text:span text:style-name="T126">[, Throw = false]</text:span></text:span><text:span text:style-name="Source_20_Text"><text:span text:style-name="T124">);</text:span></text:span></text:p>
            <text:p text:style-name="P18"><text:span text:style-name="Source_20_Text"><text:span text:style-name="T124"/></text:span></text:p>
            <text:p text:style-name="P18"><text:span text:style-name="Source_20_Text"><text:span text:style-name="T124">toArray(</text:span></text:span><text:span text:style-name="Source_20_Text"><text:span text:style-name="T127">val</text:span></text:span><text:span text:style-name="Source_20_Text"><text:span text:style-name="T118">ue</text:span></text:span><text:span text:style-name="Source_20_Text"><text:span text:style-name="T124">);</text:span></text:span></text:p>
            <text:p text:style-name="P18"><text:span text:style-name="Source_20_Text"><text:span text:style-name="T128">to</text:span></text:span><text:span text:style-name="Source_20_Text"><text:span text:style-name="T129">Index(&lt;v</text:span></text:span><text:span text:style-name="Source_20_Text"><text:span text:style-name="T100">alue</text:span></text:span><text:span text:style-name="Source_20_Text"><text:span text:style-name="T129">&gt;);</text:span></text:span></text:p>
            <text:p text:style-name="P18"><text:span text:style-name="Source_20_Text"><text:span text:style-name="T99">toInteger(&lt;val</text:span></text:span><text:span text:style-name="Source_20_Text"><text:span text:style-name="T100">ue</text:span></text:span><text:span text:style-name="Source_20_Text"><text:span text:style-name="T99">&gt;);</text:span></text:span></text:p>
            <text:p text:style-name="P18"><text:span text:style-name="Source_20_Text"><text:span text:style-name="T130">toIntegerOrInfinity(&lt;value&gt;);</text:span></text:span></text:p>
            <text:p text:style-name="P18"><text:span text:style-name="Source_20_Text"><text:span text:style-name="T131">toLength(&lt;value&gt;);</text:span></text:span></text:p>
            <text:p text:style-name="P18"><text:span text:style-name="Source_20_Text"><text:span text:style-name="T92">toObject(&lt;</text:span></text:span><text:span text:style-name="Source_20_Text"><text:span text:style-name="T132">val</text:span></text:span><text:span text:style-name="Source_20_Text"><text:span text:style-name="T133">ue</text:span></text:span><text:span text:style-name="Source_20_Text"><text:span text:style-name="T92">&gt;);</text:span></text:span></text:p>
            <text:p text:style-name="P18"><text:span text:style-name="Source_20_Text"><text:span text:style-name="T127">toPrimitive</text:span></text:span><text:span text:style-name="Source_20_Text"><text:span text:style-name="T134">Value</text:span></text:span><text:span text:style-name="Source_20_Text"><text:span text:style-name="T127">(&lt;val</text:span></text:span><text:span text:style-name="Source_20_Text"><text:span text:style-name="T118">ue</text:span></text:span><text:span text:style-name="Source_20_Text"><text:span text:style-name="T127">&gt;);</text:span></text:span></text:p>
            <text:p text:style-name="P22"><text:span text:style-name="Source_20_Text"><text:span text:style-name="T135">toPropertyKey(&lt;</text:span></text:span><text:span text:style-name="Source_20_Text"><text:span text:style-name="T136">value</text:span></text:span><text:span text:style-name="Source_20_Text"><text:span text:style-name="T135">&gt;);</text:span></text:span></text:p>
            <text:p text:style-name="P22"><text:span text:style-name="Source_20_Text"><text:span text:style-name="T136"/></text:span></text:p>
            <text:p text:style-name="P22"><text:span text:style-name="Source_20_Text"><text:span text:style-name="T136">ty</text:span></text:span><text:span text:style-name="Source_20_Text"><text:span text:style-name="T137">pe(&lt;</text:span></text:span><text:span text:style-name="Source_20_Text"><text:span text:style-name="T136">value</text:span></text:span><text:span text:style-name="Source_20_Text"><text:span text:style-name="T137">&gt;);</text:span></text:span></text:p>
          </table:table-cell>
        </table:table-row>
        <table:table-row table:style-name="Table5.3">
          <table:table-cell table:style-name="Table5.A3" office:value-type="string">
            <text:p text:style-name="P23"><text:span text:style-name="Source_20_Text"><text:span text:style-name="T138">Assertion</text:span></text:span><text:span text:style-name="Source_20_Text"><text:span text:style-name="T139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6"><text:span text:style-name="Source_20_Text"><text:span text:style-name="T86">a</text:span></text:span><text:span text:style-name="Source_20_Text"><text:span text:style-name="T16">ssert</text:span></text:span><text:span text:style-name="Source_20_Text"><text:span text:style-name="T86">(&lt;value&gt;[,message]);</text:span></text:span></text:p>
            <text:p text:style-name="P24"><text:span text:style-name="Source_20_Text"><text:span text:style-name="T86">assertDeepEqual</text:span></text:span><text:span text:style-name="Source_20_Text"><text:span text:style-name="T140">(</text:span></text:span><text:span text:style-name="Source_20_Text"><text:span text:style-name="T86">&lt;value1&gt;,&lt;value2&gt;[,message]);</text:span></text:span></text:p>
            <text:p text:style-name="P24"><text:span text:style-name="Source_20_Text"><text:span text:style-name="T86">assertDeepStrictEqual</text:span></text:span><text:span text:style-name="Source_20_Text"><text:span text:style-name="T140">(</text:span></text:span><text:span text:style-name="Source_20_Text"><text:span text:style-name="T86">&lt;value1&gt;,&lt;value2&gt;[,message]);</text:span></text:span></text:p>
            <text:p text:style-name="P24"><text:span text:style-name="Source_20_Text"><text:span text:style-name="T86">assertFalse(&lt;value&gt;[,message]);</text:span></text:span></text:p>
            <text:p text:style-name="P24"><text:span text:style-name="Source_20_Text"><text:span text:style-name="T86">assertEqual(&lt;value1&gt;,&lt;value2&gt;[,message]);</text:span></text:span></text:p>
            <text:p text:style-name="P24"><text:span text:style-name="Source_20_Text"><text:span text:style-name="T86">assertNotDeepEqual</text:span></text:span><text:span text:style-name="Source_20_Text"><text:span text:style-name="T140">(</text:span></text:span><text:span text:style-name="Source_20_Text"><text:span text:style-name="T86">&lt;value1&gt;,&lt;value2&gt;[,message]);</text:span></text:span></text:p>
            <text:p text:style-name="P24"><text:span text:style-name="Source_20_Text"><text:span text:style-name="T86">assertNotDeepStrictEqual</text:span></text:span><text:span text:style-name="Source_20_Text"><text:span text:style-name="T140">(</text:span></text:span><text:span text:style-name="Source_20_Text"><text:span text:style-name="T86">&lt;value1&gt;,&lt;value2&gt;[,message]);</text:span></text:span></text:p>
            <text:p text:style-name="P24"><text:span text:style-name="Source_20_Text"><text:span text:style-name="T86">assertNotEqual&lt;value1&gt;,&lt;value2&gt;[,message]);</text:span></text:span></text:p>
            <text:p text:style-name="P24"><text:span text:style-name="Source_20_Text"><text:span text:style-name="T86">assertNotStrictEqual</text:span></text:span><text:span text:style-name="Source_20_Text"><text:span text:style-name="T140">(</text:span></text:span><text:span text:style-name="Source_20_Text"><text:span text:style-name="T86">&lt;value1&gt;,&lt;value2&gt;[,message]);</text:span></text:span></text:p>
            <text:p text:style-name="P24"><text:span text:style-name="Source_20_Text"><text:span text:style-name="T86">assertStrictEqual</text:span></text:span><text:span text:style-name="Source_20_Text"><text:span text:style-name="T140">(</text:span></text:span><text:span text:style-name="Source_20_Text"><text:span text:style-name="T86">&lt;value1&gt;,&lt;value2&gt;[,message]);</text:span></text:span></text:p>
            <text:p text:style-name="P6"><text:span text:style-name="Source_20_Text"><text:span text:style-name="T16">assertTrue</text:span></text:span><text:span text:style-name="Source_20_Text"><text:span text:style-name="T86">(&lt;value&gt;[,message]);</text:span></text:span></text:p>
          </table:table-cell>
          <table:covered-table-cell table:style-name="Table5.B2"/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26"><text:span text:style-name="Source_20_Text"><text:span text:style-name="T141">Collections </text:span></text:span><text:span text:style-name="Source_20_Text"><text:span text:style-name="T142">API</text:span></text:span></text:p>
          </table:table-cell>
          <table:covered-table-cell/>
          <table:table-cell table:style-name="Table4.C1" office:value-type="string">
            <text:p text:style-name="P27">Polyfills</text:p>
          </table:table-cell>
        </table:table-row>
        <table:table-row>
          <table:table-cell table:style-name="Table4.A2" table:number-rows-spanned="3" office:value-type="string">
            <text:p text:style-name="P28"><text:span text:style-name="Source_20_Text"><text:span text:style-name="T143">arrayCreate([length = 0]);</text:span></text:span></text:p>
            <text:p text:style-name="P28"><text:span text:style-name="Source_20_Text"><text:span text:style-name="T143">arrayDeepClone(&lt;array&gt;);</text:span></text:span></text:p>
            <text:p text:style-name="P28"><text:span text:style-name="Source_20_Text"><text:span text:style-name="T143">arrayMerge(&lt;targe</text:span></text:span><text:span text:style-name="Source_20_Text"><text:span text:style-name="T144">t</text:span></text:span><text:span text:style-name="Source_20_Text"><text:span text:style-name="T143">&gt;,&lt;s</text:span></text:span><text:span text:style-name="Source_20_Text"><text:span text:style-name="T145">ou</text:span></text:span><text:span text:style-name="Source_20_Text"><text:span text:style-name="T144">r</text:span></text:span><text:span text:style-name="Source_20_Text"><text:span text:style-name="T143">c</text:span></text:span><text:span text:style-name="Source_20_Text"><text:span text:style-name="T145">e</text:span></text:span><text:span text:style-name="Source_20_Text"><text:span text:style-name="T143">1&gt;[, </text:span></text:span><text:span text:style-name="Source_20_Text"><text:span text:style-name="T144">s</text:span></text:span><text:span text:style-name="Source_20_Text"><text:span text:style-name="T145">ou</text:span></text:span><text:span text:style-name="Source_20_Text"><text:span text:style-name="T144">r</text:span></text:span><text:span text:style-name="Source_20_Text"><text:span text:style-name="T145">ce</text:span></text:span><text:span text:style-name="Source_20_Text"><text:span text:style-name="T143">N]);</text:span></text:span></text:p>
            <text:p text:style-name="P29"><text:span text:style-name="Source_20_Text"><text:span text:style-name="T146">arrayAdd</text:span></text:span><text:span text:style-name="Source_20_Text"><text:span text:style-name="T143">(&lt;array&gt;,&lt;value&gt;);</text:span></text:span></text:p>
            <text:p text:style-name="P29"><text:span text:style-name="Source_20_Text"><text:span text:style-name="T143">arrayClear(&lt;array&gt;); </text:span></text:span></text:p>
            <text:p text:style-name="P29"><text:span text:style-name="Source_20_Text"><text:span text:style-name="T147">arrayRemove(&lt;array&gt;,&lt;value&gt;[, all </text:span></text:span><text:span text:style-name="Source_20_Text"><text:span text:style-name="T148">= false</text:span></text:span><text:span text:style-name="Source_20_Text"><text:span text:style-name="T147">]);</text:span></text:span></text:p>
            <text:p text:style-name="P30"><text:span text:style-name="Source_20_Text"><text:span text:style-name="T147">arrayRemove</text:span></text:span><text:span text:style-name="Source_20_Text"><text:span text:style-name="T149">By</text:span></text:span><text:span text:style-name="Source_20_Text"><text:span text:style-name="T147">(&lt;array&gt;,&lt;</text:span></text:span><text:span text:style-name="Source_20_Text"><text:span text:style-name="T149">callback</text:span></text:span><text:span text:style-name="Source_20_Text"><text:span text:style-name="T147">&gt;[, all</text:span></text:span><text:span text:style-name="Source_20_Text"><text:span text:style-name="T148">=false</text:span></text:span><text:span text:style-name="Source_20_Text"><text:span text:style-name="T147">]);</text:span></text:span></text:p>
            <text:p text:style-name="P31"><text:span text:style-name="Source_20_Text"><text:span text:style-name="T150"/></text:span></text:p>
            <text:p text:style-name="P31"><text:span text:style-name="Source_20_Text"><text:span text:style-name="T150">arrayRange([start=0[,end = </text:span></text:span><text:span text:style-name="Source_20_Text"><text:span text:style-name="T151">99</text:span></text:span><text:span text:style-name="Source_20_Text"><text:span text:style-name="T150">[,step = 1]]]);</text:span></text:span></text:p>
            <text:p text:style-name="P32"><text:span text:style-name="Source_20_Text"><text:span text:style-name="T152">iterRange([start=0[, step=1[, end=Infinity]]]);</text:span></text:span></text:p>
            <text:p text:style-name="P33"><text:span text:style-name="Source_20_Text"><text:span text:style-name="T9">arrayCycle(&lt;</text:span></text:span><text:span text:style-name="Source_20_Text"><text:span text:style-name="T153">iterator</text:span></text:span><text:span text:style-name="Source_20_Text"><text:span text:style-name="T9">&gt;[, n </text:span></text:span><text:span text:style-name="Source_20_Text"><text:span text:style-name="T154">= 100</text:span></text:span><text:span text:style-name="Source_20_Text"><text:span text:style-name="T9">]);</text:span></text:span></text:p>
            <text:p text:style-name="P32"><text:span text:style-name="Source_20_Text"><text:span text:style-name="T152">iterCycle(&lt;iter&gt;[, n </text:span></text:span><text:span text:style-name="Source_20_Text"><text:span text:style-name="T155">= Infinity</text:span></text:span><text:span text:style-name="Source_20_Text"><text:span text:style-name="T152">]);</text:span></text:span></text:p>
            <text:p text:style-name="P34"><text:span text:style-name="Source_20_Text"><text:span text:style-name="T9">arrayRepeat(&lt;value&gt;[, n </text:span></text:span><text:span text:style-name="Source_20_Text"><text:span text:style-name="T156">= 100</text:span></text:span><text:span text:style-name="Source_20_Text"><text:span text:style-name="T9">]);</text:span></text:span></text:p>
            <text:p text:style-name="P32"><text:span text:style-name="Source_20_Text"><text:span text:style-name="T9">iterRepeat(&lt;value&gt;[, n </text:span></text:span><text:span text:style-name="Source_20_Text"><text:span text:style-name="T155">= Infinity</text:span></text:span><text:span text:style-name="Source_20_Text"><text:span text:style-name="T9">]);</text:span></text:span></text:p>
            <text:p text:style-name="P32"><text:span text:style-name="Source_20_Text"><text:span text:style-name="T9"/></text:span></text:p>
            <text:p text:style-name="P35"><text:span text:style-name="Source_20_Text"><text:span text:style-name="T157">unique(&lt;iterator&gt;[,resolver]);</text:span></text:span></text:p>
            <text:p text:style-name="P35"><text:span text:style-name="Source_20_Text"><text:span text:style-name="T152">slice(&lt;</text:span></text:span><text:span text:style-name="Source_20_Text"><text:span text:style-name="T153">iterator</text:span></text:span><text:span text:style-name="Source_20_Text"><text:span text:style-name="T152">&gt;[, begin=0[, end = Infinity]]);</text:span></text:span></text:p>
            <text:p text:style-name="P33"><text:span text:style-name="Source_20_Text"><text:span text:style-name="T152">withOut(&lt;</text:span></text:span><text:span text:style-name="Source_20_Text"><text:span text:style-name="T153">iterator</text:span></text:span><text:span text:style-name="Source_20_Text"><text:span text:style-name="T152">&gt;,&lt;filter</text:span></text:span><text:span text:style-name="Source_20_Text"><text:span text:style-name="T153">Iterator </text:span></text:span><text:span text:style-name="Source_20_Text"><text:span text:style-name="T152">&gt;);</text:span></text:span></text:p>
            <text:p text:style-name="P36"><text:span text:style-name="Source_20_Text"><text:span text:style-name="T9">reduce(&lt;</text:span></text:span><text:span text:style-name="Source_20_Text"><text:span text:style-name="T153">iterator</text:span></text:span><text:span text:style-name="Source_20_Text"><text:span text:style-name="T9">&gt;,&lt;callback&gt;[, initialvalue]);</text:span></text:span></text:p>
            <text:p text:style-name="P36"><text:span text:style-name="Source_20_Text"><text:span text:style-name="T158">count</text:span></text:span><text:span text:style-name="Source_20_Text"><text:span text:style-name="T9">(&lt;</text:span></text:span><text:span text:style-name="Source_20_Text"><text:span text:style-name="T153">iterator</text:span></text:span><text:span text:style-name="Source_20_Text"><text:span text:style-name="T9">&gt;,&lt;callback&gt;);</text:span></text:span></text:p>
            <text:p text:style-name="P37"><text:span text:style-name="Source_20_Text"><text:span text:style-name="T159"/></text:span></text:p>
            <text:p text:style-name="P36"><text:span text:style-name="Source_20_Text"><text:span text:style-name="T9">take(&lt;</text:span></text:span><text:span text:style-name="Source_20_Text"><text:span text:style-name="T153">iterator</text:span></text:span><text:span text:style-name="Source_20_Text"><text:span text:style-name="T9">&gt;[, n </text:span></text:span><text:span text:style-name="Source_20_Text"><text:span text:style-name="T160">= 1</text:span></text:span><text:span text:style-name="Source_20_Text"><text:span text:style-name="T9">]);</text:span></text:span></text:p>
            <text:p text:style-name="P36"><text:span text:style-name="Source_20_Text"><text:span text:style-name="T9">takeWhile(&lt;</text:span></text:span><text:span text:style-name="Source_20_Text"><text:span text:style-name="T153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>takeRight(&lt;</text:span></text:span><text:span text:style-name="Source_20_Text"><text:span text:style-name="T153">iterator</text:span></text:span><text:span text:style-name="Source_20_Text"><text:span text:style-name="T9">&gt;[, n </text:span></text:span><text:span text:style-name="Source_20_Text"><text:span text:style-name="T160">= 1</text:span></text:span><text:span text:style-name="Source_20_Text"><text:span text:style-name="T9">]);</text:span></text:span></text:p>
            <text:p text:style-name="P36"><text:span text:style-name="Source_20_Text"><text:span text:style-name="T9">takeRightWhile(&lt;</text:span></text:span><text:span text:style-name="Source_20_Text"><text:span text:style-name="T153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>drop(&lt;</text:span></text:span><text:span text:style-name="Source_20_Text"><text:span text:style-name="T153">iterator</text:span></text:span><text:span text:style-name="Source_20_Text"><text:span text:style-name="T9">&gt;[, n </text:span></text:span><text:span text:style-name="Source_20_Text"><text:span text:style-name="T160">= 1</text:span></text:span><text:span text:style-name="Source_20_Text"><text:span text:style-name="T9">]);</text:span></text:span><text:span text:style-name="Source_20_Text"><text:span text:style-name="T161"> </text:span></text:span></text:p>
            <text:p text:style-name="P36"><text:span text:style-name="Source_20_Text"><text:span text:style-name="T9">dropWhile(&lt;</text:span></text:span><text:span text:style-name="Source_20_Text"><text:span text:style-name="T153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>dropRight(&lt;</text:span></text:span><text:span text:style-name="Source_20_Text"><text:span text:style-name="T153">iterator</text:span></text:span><text:span text:style-name="Source_20_Text"><text:span text:style-name="T9">&gt;[, n </text:span></text:span><text:span text:style-name="Source_20_Text"><text:span text:style-name="T160">= 1</text:span></text:span><text:span text:style-name="Source_20_Text"><text:span text:style-name="T9">]);</text:span></text:span></text:p>
            <text:p text:style-name="P36"><text:span text:style-name="Source_20_Text"><text:span text:style-name="T9">dropRightWhile(&lt;</text:span></text:span><text:span text:style-name="Source_20_Text"><text:span text:style-name="T153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/></text:span></text:p>
            <text:p text:style-name="P36"><text:span text:style-name="Source_20_Text"><text:span text:style-name="T9">isSuperset();</text:span></text:span></text:p>
            <text:p text:style-name="P36"><text:span text:style-name="Source_20_Text"><text:span text:style-name="T9">arrayDifference();</text:span></text:span></text:p>
            <text:p text:style-name="P36"><text:span text:style-name="Source_20_Text"><text:span text:style-name="T9">arrayIntersection();</text:span></text:span></text:p>
            <text:p text:style-name="P36"><text:span text:style-name="Source_20_Text"><text:span text:style-name="T9">arraySymmetricDifference();</text:span></text:span></text:p>
            <text:p text:style-name="P36"><text:span text:style-name="Source_20_Text"><text:span text:style-name="T9">arrayUnion();</text:span></text:span></text:p>
            <text:p text:style-name="P36"><text:span text:style-name="Source_20_Text"><text:span text:style-name="T9">setDifference();</text:span></text:span></text:p>
            <text:p text:style-name="P36"><text:span text:style-name="Source_20_Text"><text:span text:style-name="T9">setIntersection();</text:span></text:span></text:p>
            <text:p text:style-name="P36"><text:span text:style-name="Source_20_Text"><text:span text:style-name="T9">setSymmetricDifference();</text:span></text:span></text:p>
            <text:p text:style-name="P36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33"><text:span text:style-name="Source_20_Text"><text:span text:style-name="T162">forEach</text:span></text:span><text:span text:style-name="Source_20_Text"><text:span text:style-name="T152">(&lt;</text:span></text:span><text:span text:style-name="Source_20_Text"><text:span text:style-name="T153">iterator</text:span></text:span><text:span text:style-name="Source_20_Text"><text:span text:style-name="T152">&gt;,&lt;callback&gt;);</text:span></text:span></text:p>
            <text:p text:style-name="P38"><text:span text:style-name="Source_20_Text"><text:span text:style-name="T163">map(&lt;</text:span></text:span><text:span text:style-name="Source_20_Text"><text:span text:style-name="T164">iterator</text:span></text:span><text:span text:style-name="Source_20_Text"><text:span text:style-name="T163">&gt;,&lt;callback&gt;);</text:span></text:span></text:p>
            <text:p text:style-name="P36"><text:span text:style-name="Source_20_Text"><text:span text:style-name="T152">enumerate(&lt;</text:span></text:span><text:span text:style-name="Source_20_Text"><text:span text:style-name="T153">iterator</text:span></text:span><text:span text:style-name="Source_20_Text"><text:span text:style-name="T152">&gt;[, offset = 0]);</text:span></text:span></text:p>
            <text:p text:style-name="P36"><text:span text:style-name="Source_20_Text"><text:span text:style-name="T165">entries</text:span></text:span><text:span text:style-name="Source_20_Text"><text:span text:style-name="T152">(&lt;</text:span></text:span><text:span text:style-name="Source_20_Text"><text:span text:style-name="T153">iterator</text:span></text:span><text:span text:style-name="Source_20_Text"><text:span text:style-name="T152">&gt;[, offset = 0]);</text:span></text:span></text:p>
            <text:p text:style-name="P36"><text:span text:style-name="Source_20_Text"><text:span text:style-name="T9">size(&lt;</text:span></text:span><text:span text:style-name="Source_20_Text"><text:span text:style-name="T153">iterator</text:span></text:span><text:span text:style-name="Source_20_Text"><text:span text:style-name="T9">&gt;);</text:span></text:span></text:p>
            <text:p text:style-name="P39"><text:span text:style-name="Source_20_Text"><text:span text:style-name="T166"/></text:span></text:p>
            <text:p text:style-name="P36"><text:span text:style-name="Source_20_Text"><text:span text:style-name="T9">every(&lt;</text:span></text:span><text:span text:style-name="Source_20_Text"><text:span text:style-name="T153">iterator</text:span></text:span><text:span text:style-name="Source_20_Text"><text:span text:style-name="T9">&gt;,&lt;</text:span></text:span><text:span text:style-name="Source_20_Text"><text:span text:style-name="T167">callback</text:span></text:span><text:span text:style-name="Source_20_Text"><text:span text:style-name="T9">&gt;);</text:span></text:span></text:p>
            <text:p text:style-name="P36"><text:span text:style-name="Source_20_Text"><text:span text:style-name="T9">some(&lt;</text:span></text:span><text:span text:style-name="Source_20_Text"><text:span text:style-name="T153">iterator</text:span></text:span><text:span text:style-name="Source_20_Text"><text:span text:style-name="T9">&gt;,&lt;</text:span></text:span><text:span text:style-name="Source_20_Text"><text:span text:style-name="T167">callback</text:span></text:span><text:span text:style-name="Source_20_Text"><text:span text:style-name="T9">&gt;);</text:span></text:span><text:span text:style-name="Source_20_Text"><text:span text:style-name="T168"> </text:span></text:span></text:p>
            <text:p text:style-name="P36"><text:span text:style-name="Source_20_Text"><text:span text:style-name="T152">none(&lt;</text:span></text:span><text:span text:style-name="Source_20_Text"><text:span text:style-name="T153">iterator</text:span></text:span><text:span text:style-name="Source_20_Text"><text:span text:style-name="T152">&gt;,&lt;</text:span></text:span><text:span text:style-name="Source_20_Text"><text:span text:style-name="T167">callback</text:span></text:span><text:span text:style-name="Source_20_Text"><text:span text:style-name="T152">&gt;);</text:span></text:span></text:p>
            <text:p text:style-name="P39"><text:span text:style-name="Source_20_Text"><text:span text:style-name="T166"/></text:span></text:p>
            <text:p text:style-name="P36"><text:span text:style-name="Source_20_Text"><text:span text:style-name="T9">includes(&lt;</text:span></text:span><text:span text:style-name="Source_20_Text"><text:span text:style-name="T153">iterator</text:span></text:span><text:span text:style-name="Source_20_Text"><text:span text:style-name="T9">&gt;,&lt;value&gt;);</text:span></text:span></text:p>
            <text:p text:style-name="P36"><text:span text:style-name="Source_20_Text"><text:span text:style-name="T169">contains</text:span></text:span><text:span text:style-name="Source_20_Text"><text:span text:style-name="T9">(&lt;</text:span></text:span><text:span text:style-name="Source_20_Text"><text:span text:style-name="T153">iterator</text:span></text:span><text:span text:style-name="Source_20_Text"><text:span text:style-name="T9">&gt;,&lt;value&gt;);</text:span></text:span></text:p>
            <text:p text:style-name="P36"><text:span text:style-name="Source_20_Text"><text:span text:style-name="T9">find(&lt;</text:span></text:span><text:span text:style-name="Source_20_Text"><text:span text:style-name="T153">iterator</text:span></text:span><text:span text:style-name="Source_20_Text"><text:span text:style-name="T9">&gt;,&lt;</text:span></text:span><text:span text:style-name="Source_20_Text"><text:span text:style-name="T167">callback</text:span></text:span><text:span text:style-name="Source_20_Text"><text:span text:style-name="T9">&gt;);</text:span></text:span></text:p>
            <text:p text:style-name="P36"><text:span text:style-name="Source_20_Text"><text:span text:style-name="T9">findLast(&lt;</text:span></text:span><text:span text:style-name="Source_20_Text"><text:span text:style-name="T153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>filter(&lt;</text:span></text:span><text:span text:style-name="Source_20_Text"><text:span text:style-name="T153">iterator</text:span></text:span><text:span text:style-name="Source_20_Text"><text:span text:style-name="T9">&gt;,&lt;</text:span></text:span><text:span text:style-name="Source_20_Text"><text:span text:style-name="T167">callback</text:span></text:span><text:span text:style-name="Source_20_Text"><text:span text:style-name="T9">&gt;);</text:span></text:span></text:p>
            <text:p text:style-name="P36"><text:span text:style-name="Source_20_Text"><text:span text:style-name="T170">reject(&lt;</text:span></text:span><text:span text:style-name="Source_20_Text"><text:span text:style-name="T153">iterator</text:span></text:span><text:span text:style-name="Source_20_Text"><text:span text:style-name="T170">&gt;,&lt;</text:span></text:span><text:span text:style-name="Source_20_Text"><text:span text:style-name="T167">callback</text:span></text:span><text:span text:style-name="Source_20_Text"><text:span text:style-name="T170">&gt;);</text:span></text:span></text:p>
            <text:p text:style-name="P33"><text:span text:style-name="Source_20_Text"><text:span text:style-name="T171">p</text:span></text:span><text:span text:style-name="Source_20_Text"><text:span text:style-name="T172">artition(&lt;</text:span></text:span><text:span text:style-name="Source_20_Text"><text:span text:style-name="T173">iterator</text:span></text:span><text:span text:style-name="Source_20_Text"><text:span text:style-name="T172">&gt;,&lt;</text:span></text:span><text:span text:style-name="Source_20_Text"><text:span text:style-name="T174">c</text:span></text:span><text:span text:style-name="Source_20_Text"><text:span text:style-name="T175">all</text:span></text:span><text:span text:style-name="Source_20_Text"><text:span text:style-name="T174">b</text:span></text:span><text:span text:style-name="Source_20_Text"><text:span text:style-name="T175">ack</text:span></text:span><text:span text:style-name="Source_20_Text"><text:span text:style-name="T172">&gt;);</text:span></text:span></text:p>
            <text:p text:style-name="P40"><text:span text:style-name="Source_20_Text"><text:span text:style-name="T176"/></text:span></text:p>
            <text:p text:style-name="P33"><text:span text:style-name="Source_20_Text"><text:span text:style-name="T9">zip(&lt;</text:span></text:span><text:span text:style-name="Source_20_Text"><text:span text:style-name="T153">iterator1</text:span></text:span><text:span text:style-name="Source_20_Text"><text:span text:style-name="T9">&gt;[, </text:span></text:span><text:span text:style-name="Source_20_Text"><text:span text:style-name="T153">iteratorN</text:span></text:span><text:span text:style-name="Source_20_Text"><text:span text:style-name="T9">]);</text:span></text:span></text:p>
            <text:p text:style-name="P41"><text:span text:style-name="Source_20_Text"><text:span text:style-name="T177">unzip(&lt;</text:span></text:span><text:span text:style-name="Source_20_Text"><text:span text:style-name="T173">iterator</text:span></text:span><text:span text:style-name="Source_20_Text"><text:span text:style-name="T177">&gt;);</text:span></text:span></text:p>
            <text:p text:style-name="P41"><text:span text:style-name="Source_20_Text"><text:span text:style-name="T177">zipObj(&lt;</text:span></text:span><text:span text:style-name="Source_20_Text"><text:span text:style-name="T173">iterator1</text:span></text:span><text:span text:style-name="Source_20_Text"><text:span text:style-name="T177">&gt;,&lt;</text:span></text:span><text:span text:style-name="Source_20_Text"><text:span text:style-name="T173">iterator2</text:span></text:span><text:span text:style-name="Source_20_Text"><text:span text:style-name="T177">&gt;);</text:span></text:span></text:p>
            <text:p text:style-name="P36"><text:span text:style-name="Source_20_Text"><text:span text:style-name="T178">shuffle(&lt;</text:span></text:span><text:span text:style-name="Source_20_Text"><text:span text:style-name="T153">iterator</text:span></text:span><text:span text:style-name="Source_20_Text"><text:span text:style-name="T178">&gt;);</text:span></text:span></text:p>
            <text:p text:style-name="P36"><text:span text:style-name="Source_20_Text"><text:span text:style-name="T178"/></text:span></text:p>
            <text:p text:style-name="P42"><text:span text:style-name="Source_20_Text"><text:span text:style-name="T143">min(&lt;</text:span></text:span><text:span text:style-name="Source_20_Text"><text:span text:style-name="T179">value1&gt;[, valueN]</text:span></text:span><text:span text:style-name="Source_20_Text"><text:span text:style-name="T143">);</text:span></text:span></text:p>
            <text:p text:style-name="P43"><text:span text:style-name="Source_20_Text"><text:span text:style-name="T180">max(&lt;</text:span></text:span><text:span text:style-name="Source_20_Text"><text:span text:style-name="T179">value1&gt;[, valueN]</text:span></text:span><text:span text:style-name="Source_20_Text"><text:span text:style-name="T180">);</text:span></text:span></text:p>
            <text:p text:style-name="P36"><text:span text:style-name="Source_20_Text"><text:span text:style-name="T181">sort(&lt;</text:span></text:span><text:span text:style-name="Source_20_Text"><text:span text:style-name="T153">iterator</text:span></text:span><text:span text:style-name="Source_20_Text"><text:span text:style-name="T181">&gt;</text:span></text:span><text:span text:style-name="Source_20_Text"><text:span text:style-name="T182">[</text:span></text:span><text:span text:style-name="Source_20_Text"><text:span text:style-name="T181">, number</text:span></text:span><text:span text:style-name="Source_20_Text"><text:span text:style-name="T183">s = false</text:span></text:span><text:span text:style-name="Source_20_Text"><text:span text:style-name="T182">]</text:span></text:span><text:span text:style-name="Source_20_Text"><text:span text:style-name="T181">);</text:span></text:span></text:p>
            <text:p text:style-name="P36"><text:span text:style-name="Source_20_Text"><text:span text:style-name="T178">reverse(&lt;</text:span></text:span><text:span text:style-name="Source_20_Text"><text:span text:style-name="T153">iterator</text:span></text:span><text:span text:style-name="Source_20_Text"><text:span text:style-name="T184">&gt;</text:span></text:span><text:span text:style-name="Source_20_Text"><text:span text:style-name="T178">);</text:span></text:span></text:p>
            <text:p text:style-name="P44"><text:span text:style-name="Source_20_Text"><text:span text:style-name="T9"/></text:span></text:p>
            <text:p text:style-name="P33"><text:span text:style-name="Source_20_Text"><text:span text:style-name="T9">item(&lt;</text:span></text:span><text:span text:style-name="Source_20_Text"><text:span text:style-name="T153">iterator</text:span></text:span><text:span text:style-name="Source_20_Text"><text:span text:style-name="T9">&gt;,&lt;index&gt;);</text:span></text:span></text:p>
            <text:p text:style-name="P33"><text:span text:style-name="Source_20_Text"><text:span text:style-name="T185">nth(&lt;</text:span></text:span><text:span text:style-name="Source_20_Text"><text:span text:style-name="T153">iterator</text:span></text:span><text:span text:style-name="Source_20_Text"><text:span text:style-name="T185">&gt;,&lt;index&gt;);</text:span></text:span></text:p>
            <text:p text:style-name="P36"><text:span text:style-name="Source_20_Text"><text:span text:style-name="T9">first(&lt;</text:span></text:span><text:span text:style-name="Source_20_Text"><text:span text:style-name="T153">iterator</text:span></text:span><text:span text:style-name="Source_20_Text"><text:span text:style-name="T9">&gt;);</text:span></text:span></text:p>
            <text:p text:style-name="P36"><text:span text:style-name="Source_20_Text"><text:span text:style-name="T186">head(&lt;</text:span></text:span><text:span text:style-name="Source_20_Text"><text:span text:style-name="T173">iterator</text:span></text:span><text:span text:style-name="Source_20_Text"><text:span text:style-name="T186">&gt;);</text:span></text:span></text:p>
            <text:p text:style-name="P45"><text:span text:style-name="Source_20_Text"><text:span text:style-name="T143">last(&lt;</text:span></text:span><text:span text:style-name="Source_20_Text"><text:span text:style-name="T164">iterator</text:span></text:span><text:span text:style-name="Source_20_Text"><text:span text:style-name="T143">&gt;);</text:span></text:span></text:p>
            <text:p text:style-name="P46">initial(&lt;<text:span text:style-name="Source_20_Text"><text:span text:style-name="T187">iterator</text:span></text:span>&gt;);</text:p>
            <text:p text:style-name="P36"><text:span text:style-name="Source_20_Text"><text:span text:style-name="T9">tail(&lt;</text:span></text:span><text:span text:style-name="Source_20_Text"><text:span text:style-name="T153">iterator</text:span></text:span><text:span text:style-name="Source_20_Text"><text:span text:style-name="T9">&gt;);</text:span></text:span></text:p>
            <text:p text:style-name="P36"><text:span text:style-name="Source_20_Text"><text:span text:style-name="T9"/></text:span></text:p>
            <text:p text:style-name="P36"><text:span text:style-name="Source_20_Text"><text:span text:style-name="T188">flat(&lt;</text:span></text:span><text:span text:style-name="Source_20_Text"><text:span text:style-name="T153">iterator</text:span></text:span><text:span text:style-name="Source_20_Text"><text:span text:style-name="T188">&gt;);</text:span></text:span></text:p>
            <text:p text:style-name="P36"><text:span text:style-name="Source_20_Text"><text:span text:style-name="T9">concat(&lt;</text:span></text:span><text:span text:style-name="Source_20_Text"><text:span text:style-name="T153">iterator1</text:span></text:span><text:span text:style-name="Source_20_Text"><text:span text:style-name="T9">&gt;[, </text:span></text:span><text:span text:style-name="Source_20_Text"><text:span text:style-name="T153">iteratorN</text:span></text:span><text:span text:style-name="Source_20_Text"><text:span text:style-name="T9">]);</text:span></text:span></text:p>
            <text:p text:style-name="P36"><text:span text:style-name="Source_20_Text"><text:span text:style-name="T152">join(&lt;</text:span></text:span><text:span text:style-name="Source_20_Text"><text:span text:style-name="T153">iterator</text:span></text:span><text:span text:style-name="Source_20_Text"><text:span text:style-name="T152">&gt;[, separator </text:span></text:span><text:span text:style-name="Source_20_Text"><text:span text:style-name="T189">= ","</text:span></text:span><text:span text:style-name="Source_20_Text"><text:span text:style-name="T152">]);</text:span></text:span></text:p>
          </table:table-cell>
          <table:table-cell table:style-name="Table4.C2" office:value-type="string">
            <text:p text:style-name="P47"><text:span text:style-name="Source_20_Text"><text:span text:style-name="T143"/></text:span></text:p>
            <text:p text:style-name="P48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3">Array.fromAsync(); </text:span></text:span></text:a></text:p>
            <text:p text:style-name="P48"><text:span text:style-name="Source_20_Text"><text:span text:style-name="T143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0">Array.prototype.toReversed();</text:span></text:span></text:a></text:p>
            <text:p text:style-name="P47"><text:span text:style-name="Source_20_Text"><text:span text:style-name="T143"/></text:span></text:p>
            <text:p text:style-name="P47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3">Array.prototype.toSorted();</text:span></text:span></text:a></text:p>
            <text:p text:style-name="P47"><text:span text:style-name="Source_20_Text"><text:span text:style-name="T143"/></text:span></text:p>
            <text:p text:style-name="P47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3">Array.prototype.toSpliced();</text:span></text:span></text:a></text:p>
            <text:p text:style-name="P47"><text:span text:style-name="Source_20_Text"><text:span text:style-name="T143"/></text:span></text:p>
            <text:p text:style-name="P47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3">Array.prototype.with();</text:span></text:span></text:a></text:p>
            <text:p text:style-name="P49"><text:span text:style-name="Source_20_Text"><text:span text:style-name="T143"/></text:span></text:p>
            <text:p text:style-name="P49"><text:a xlink:type="simple" xlink:href="https://developer.mozilla.org/en-US/docs/Web/API/Crypto/randomUUID" text:style-name="Internet_20_link" text:visited-style-name="Visited_20_Internet_20_Link"><text:span text:style-name="Source_20_Text"><text:span text:style-name="T143">crypto.randomUUID();</text:span></text:span></text:a></text:p>
            <text:p text:style-name="P49"><text:span text:style-name="Source_20_Text"><text:span text:style-name="T143"/></text:span></text:p>
            <text:p text:style-name="P50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1">Error.isError();</text:span></text:span></text:a></text:p>
            <text:p text:style-name="P49"><text:span text:style-name="Source_20_Text"><text:span text:style-name="T143"/></text:span></text:p>
            <text:p text:style-name="P49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3">globalThis;</text:span></text:span></text:a></text:p>
            <text:p text:style-name="P49"><text:span text:style-name="Source_20_Text"><text:span text:style-name="T143"/></text:span></text:p>
            <text:p text:style-name="P49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3">Map.groupBy();</text:span></text:span></text:a></text:p>
            <text:p text:style-name="P51"><text:span text:style-name="Source_20_Text"><text:span text:style-name="T143"/></text:span></text:p>
            <text:p text:style-name="P51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3">Math.sumPrecise();</text:span></text:span></text:a></text:p>
            <text:p text:style-name="P51"><text:span text:style-name="Source_20_Text"><text:span text:style-name="T143"/></text:span></text:p>
            <text:p text:style-name="P49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2">Object.groupBy();</text:span></text:span></text:a></text:p>
            <text:p text:style-name="P49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3">Object</text:span></text:span><text:span text:style-name="Source_20_Text"><text:span text:style-name="T193">.</text:span></text:span><text:span text:style-name="Source_20_Text"><text:span text:style-name="T194">hasOwn();</text:span></text:span></text:a></text:p>
            <text:p text:style-name="P49"><text:span text:style-name="Source_20_Text"><text:span text:style-name="T143"/></text:span></text:p>
            <text:p text:style-name="P52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95">TypedArray.prototype.toReversed();</text:span></text:span></text:a><text:span text:style-name="T9"/></text:p>
            <text:p text:style-name="P52"><text:span text:style-name="Source_20_Text"><text:span text:style-name="T195"/></text:span></text:p>
            <text:p text:style-name="P52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95">TypedArray.prototype.toSorted();</text:span></text:span></text:a><text:span text:style-name="T9"/></text:p>
            <text:p text:style-name="P52"><text:span text:style-name="Source_20_Text"><text:span text:style-name="T195"/></text:span></text:p>
            <text:p text:style-name="P52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95">TypedArray.prototype.with();</text:span></text:span></text:a></text:p>
            <text:p text:style-name="P52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53"><text:span text:style-name="T196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54"><text:span text:style-name="Source_20_Text"><text:span text:style-name="T143"/></text:span></text:p>
            <text:p text:style-name="P54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43">BigInt.prototype.toJSON();</text:span></text:span></text:a></text:p>
            <text:p text:style-name="P55"><text:span text:style-name="Source_20_Text"><text:span text:style-name="T197"/></text:span></text:p>
            <text:p text:style-name="P55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98">window.</text:span></text:span><text:span text:style-name="Source_20_Text"><text:span text:style-name="T197">A</text:span></text:span><text:span text:style-name="Source_20_Text"><text:span text:style-name="T143">syncFunction</text:span></text:span><text:span text:style-name="Source_20_Text"><text:span text:style-name="T197">();</text:span></text:span></text:a></text:p>
            <text:p text:style-name="P55"><text:span text:style-name="Source_20_Text"><text:span text:style-name="T143"/></text:span></text:p>
            <text:p text:style-name="P55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98">window.</text:span></text:span><text:span text:style-name="Source_20_Text"><text:span text:style-name="T143">GeneratorFunction();</text:span></text:span></text:a></text:p>
            <text:p text:style-name="P55"><text:span text:style-name="Source_20_Text"><text:span text:style-name="T143"/></text:span></text:p>
          </table:table-cell>
        </table:table-row>
      </table:table>
      <text:p text:style-name="P5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7">Math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8">sum(&lt;value1&gt;[,valueN]);</text:p>
            <text:p text:style-name="P58"/>
            <text:p text:style-name="P58">avg(&lt;value1&gt;[,valueN]);</text:p>
            <text:p text:style-name="P58"/>
            <text:p text:style-name="P58">product(&lt;value1&gt;[,valueN]);</text:p>
            <text:p text:style-name="P58"/>
            <text:p text:style-name="P58">clamp(&lt;value&gt;,&lt;min&gt;,&lt;max&gt;);</text:p>
            <text:p text:style-name="P59"><text:span text:style-name="T199">minmax</text:span>(&lt;value&gt;,&lt;min&gt;,&lt;max&gt;);</text:p>
            <text:p text:style-name="P58"/>
            <text:p text:style-name="P60">isEven(&lt;value&gt;);</text:p>
            <text:p text:style-name="P60">isOdd(&lt;val<text:span text:style-name="T200">ue</text:span>&gt;);</text:p>
            <text:p text:style-name="P60"/>
            <text:p text:style-name="P61"><text:span text:style-name="Source_20_Text"><text:span text:style-name="T16">randomInt([max]);</text:span></text:span></text:p>
            <text:p text:style-name="P62"><text:span text:style-name="Source_20_Text"><text:span text:style-name="T16">randomInt(&lt;min&gt;,&lt;max&gt;);</text:span></text:span></text:p>
            <text:p text:style-name="P62"><text:span text:style-name="Source_20_Text"><text:span text:style-name="T16"/></text:span></text:p>
            <text:p text:style-name="P61"><text:span text:style-name="Source_20_Text"><text:span text:style-name="T16">randomFloat([max]);</text:span></text:span></text:p>
            <text:p text:style-name="P62"><text:span text:style-name="Source_20_Text"><text:span text:style-name="T16">randomFloat(&lt;min&gt;,&lt;max&gt;);</text:span></text:span></text:p>
            <text:p text:style-name="P61"><text:span text:style-name="Source_20_Text"><text:span text:style-name="T201"/></text:span></text:p>
            <text:p text:style-name="P61"><text:span text:style-name="Source_20_Text"><text:span text:style-name="T16">inRange(&lt;value&gt;,&lt;min&gt;,&lt;max&gt;);</text:span></text:span></text:p>
            <text:p text:style-name="P61"><text:span text:style-name="Source_20_Text"><text:span text:style-name="T202">signbit(&lt;value&gt;);</text:span></text:span></text:p>
          </table:table-cell>
          <table:table-cell table:style-name="Table2.B2" office:value-type="string">
            <text:p text:style-name="P63"><text:span text:style-name="T203">t</text:span><text:span text:style-name="T204">oInt8(&lt;value&gt;);</text:span></text:p>
            <text:p text:style-name="P64">toInt16(&lt;value&gt;);</text:p>
            <text:p text:style-name="P64">toInt32(&lt;value&gt;);</text:p>
            <text:p text:style-name="P65">toUInt8(&lt;value&gt;);</text:p>
            <text:p text:style-name="P65">toUInt<text:span text:style-name="T205">1</text:span>6(&lt;value&gt;);</text:p>
            <text:p text:style-name="P65">toUInt32(&lt;value&gt;;</text:p>
            <text:p text:style-name="P64">toBigInt64(&lt;value&gt;);</text:p>
            <text:p text:style-name="P64">toBigUInt64(&lt;value&gt;);</text:p>
            <text:p text:style-name="P66">toFloat<text:span text:style-name="T206">16</text:span>(&lt;value&gt;);</text:p>
            <text:p text:style-name="P67">toFloat32(&lt;value&gt;);</text:p>
            <text:p text:style-name="P67"/>
            <text:p text:style-name="P68">isInt8(&lt;value&gt;);</text:p>
            <text:p text:style-name="P68">isInt16(&lt;value&gt;);</text:p>
            <text:p text:style-name="P68">isInt32(&lt;value&gt;);</text:p>
            <text:p text:style-name="P68">isUInt8(&lt;value&gt;);</text:p>
            <text:p text:style-name="P68">isUInt16(&lt;value&gt;);</text:p>
            <text:p text:style-name="P68">isUInt32(&lt;value&gt;);</text:p>
            <text:p text:style-name="P68">isBigInt64(&lt;value&gt;);</text:p>
            <text:p text:style-name="P69"><text:span text:style-name="T207">i</text:span><text:span text:style-name="T206">s</text:span>BigUInt64(&lt;value&gt;);</text:p>
            <text:p text:style-name="P69"><text:span text:style-name="T206">is</text:span><text:span text:style-name="T205">Float</text:span><text:span text:style-name="T208">16</text:span><text:span text:style-name="T205">(&lt;value&gt;);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0"><text:span text:style-name="Source_20_Text"><text:span text:style-name="T209">Cookie</text:span></text:span><text:span text:style-name="Source_20_Text"><text:span text:style-name="T210"> </text:span></text:span><text:span text:style-name="Source_20_Text"><text:span text:style-name="T211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1"><text:span text:style-name="Source_20_Text"><text:span text:style-name="T16">getCookie([name]);</text:span></text:span></text:p>
            <text:p text:style-name="P71"><text:span text:style-name="Source_20_Text"><text:span text:style-name="T78">h</text:span></text:span><text:span text:style-name="Source_20_Text"><text:span text:style-name="T16">asCookie(&lt;name&gt;);</text:span></text:span></text:p>
            <text:p text:style-name="P72"><text:span text:style-name="Source_20_Text"><text:span text:style-name="T16">setCookie</text:span></text:span><text:span text:style-name="Source_20_Text"><text:span text:style-name="T212">(&lt;Options obj</text:span></text:span><text:span text:style-name="Source_20_Text"><text:span text:style-name="T213">ect</text:span></text:span><text:span text:style-name="Source_20_Text"><text:span text:style-name="T212">&gt;);</text:span></text:span><text:span text:style-name="Source_20_Text"><text:span text:style-name="T16"> setCookie(&lt;name&gt;,&lt;value&gt;[,hours</text:span></text:span><text:span text:style-name="Source_20_Text"><text:span text:style-name="T212">=8760</text:span></text:span><text:span text:style-name="Source_20_Text"><text:span text:style-name="T16">[,path</text:span></text:span><text:span text:style-name="Source_20_Text"><text:span text:style-name="T212">="/"</text:span></text:span><text:span text:style-name="Source_20_Text"><text:span text:style-name="T16">[,domain[,secure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6">[,HttpOnly]]]]]]);</text:span></text:span></text:p>
            <text:p text:style-name="P22"><text:span text:style-name="Source_20_Text"><text:span text:style-name="T16">removeCookie</text:span></text:span><text:span text:style-name="Source_20_Text"><text:span text:style-name="T212">(&lt;Options obj</text:span></text:span><text:span text:style-name="Source_20_Text"><text:span text:style-name="T213">ect</text:span></text:span><text:span text:style-name="Source_20_Text"><text:span text:style-name="T212">&gt;);</text:span></text:span></text:p>
            <text:p text:style-name="P72"><text:span text:style-name="Source_20_Text"><text:span text:style-name="T16">removeCookie(&lt;name&gt;[,path</text:span></text:span><text:span text:style-name="Source_20_Text"><text:span text:style-name="T212">="/"</text:span></text:span><text:span text:style-name="Source_20_Text"><text:span text:style-name="T16">[,domain[,secure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6">[,HttpOnly]]]]]);</text:span></text:span></text:p>
            <text:p text:style-name="P71"><text:span text:style-name="Source_20_Text"><text:span text:style-name="T16">clearCookies</text:span></text:span><text:span text:style-name="Source_20_Text"><text:span text:style-name="T212">(&lt;Options obj</text:span></text:span><text:span text:style-name="Source_20_Text"><text:span text:style-name="T213">ect</text:span></text:span><text:span text:style-name="Source_20_Text"><text:span text:style-name="T212">&gt;);</text:span></text:span></text:p>
            <text:p text:style-name="P73"><text:span text:style-name="Source_20_Text"><text:span text:style-name="T215">clearCookies([path</text:span></text:span><text:span text:style-name="Source_20_Text"><text:span text:style-name="T216">="/"</text:span></text:span><text:span text:style-name="Source_20_Text"><text:span text:style-name="T215">[,domain[,</text:span></text:span><text:span text:style-name="Source_20_Text"><text:span text:style-name="T217">sec</text:span></text:span><text:span text:style-name="Source_20_Text"><text:span text:style-name="T215">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215">[,HttpOnly]]]]]);</text:span>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74">AJAX and CORS <text:span text:style-name="T15">API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71"><text:span text:style-name="Source_20_Text"><text:span text:style-name="T16">getText(&lt;url&gt;,&lt;success&gt;);</text:span></text:span></text:p>
            <text:p text:style-name="P71"><text:span text:style-name="Source_20_Text"><text:span text:style-name="T16">getJson(&lt;url&gt;,&lt;success&gt;);</text:span></text:span></text:p>
            <text:p text:style-name="P75"><text:span text:style-name="Source_20_Text"><text:span text:style-name="T16">ajax(&lt;Options obj</text:span></text:span><text:span text:style-name="Source_20_Text"><text:span text:style-name="T213">ect</text:span></text:span><text:span text:style-name="Source_20_Text"><text:span text:style-name="T16">&gt;);</text:span></text:span></text:p>
            <text:p text:style-name="P76"><text:span text:style-name="Source_20_Text"><text:span text:style-name="T13">Options object properties (* = default value):</text:span></text:span><text:span text:style-name="Source_20_Text"><text:span text:style-name="T16"> url: </text:span></text:span><text:span text:style-name="Source_20_Text"><text:span text:style-name="T53">string</text:span></text:span><text:span text:style-name="Source_20_Text"><text:span text:style-name="T16">, data: </text:span></text:span><text:span text:style-name="Source_20_Text"><text:span text:style-name="T53">string</text:span></text:span><text:span text:style-name="Source_20_Text"><text:span text:style-name="T16">, queryType: </text:span></text:span><text:span text:style-name="Source_20_Text"><text:span text:style-name="T53">*"ajax"/"cors"</text:span></text:span><text:span text:style-name="Source_20_Text"><text:span text:style-name="T16">, type: </text:span></text:span><text:span text:style-name="Source_20_Text"><text:span text:style-name="T53">*"get"/"post"</text:span></text:span><text:span text:style-name="Source_20_Text"><text:span text:style-name="T16">, success: </text:span></text:span><text:span text:style-name="Source_20_Text"><text:span text:style-name="T53">function</text:span></text:span><text:span text:style-name="Source_20_Text"><text:span text:style-name="T16">, error: </text:span></text:span><text:span text:style-name="Source_20_Text"><text:span text:style-name="T53">function</text:span></text:span><text:span text:style-name="Source_20_Text"><text:span text:style-name="T16">, format: </text:span></text:span><text:span text:style-name="Source_20_Text"><text:span text:style-name="T53">*"text"/"json"/"xml"</text:span></text:span><text:span text:style-name="Source_20_Text"><text:span text:style-name="T16">, user: </text:span></text:span><text:span text:style-name="Source_20_Text"><text:span text:style-name="T53">string</text:span></text:span><text:span text:style-name="Source_20_Text"><text:span text:style-name="T16">, password: </text:span></text:span><text:span text:style-name="Source_20_Text"><text:span text:style-name="T53">string</text:span></text:span></text:p>
          </table:table-cell>
          <table:covered-table-cell/>
        </table:table-row>
      </table:table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8">V3.1.0</text:p>
          </table:table-cell>
          <table:table-cell table:style-name="Table3.A2" office:value-type="string">
            <text:p text:style-name="P78">v3.8.0</text:p>
          </table:table-cell>
          <table:table-cell table:style-name="Table3.C2" office:value-type="string">
            <text:p text:style-name="P79">v5.6.0</text:p>
          </table:table-cell>
        </table:table-row>
        <table:table-row>
          <table:table-cell table:style-name="Table3.A3" office:value-type="string">
            <text:p text:style-name="P80">Array.from();</text:p>
            <text:p text:style-name="P80">Array.of();</text:p>
            <text:p text:style-name="P81">Array.prototype.copyWithin();</text:p>
            <text:p text:style-name="P81">Array.prototype.fill();</text:p>
            <text:p text:style-name="P80">Array.prototype.find();</text:p>
            <text:p text:style-name="P80">Array.prototype.findIndex();</text:p>
            <text:p text:style-name="P80">Object.create();</text:p>
            <text:p text:style-name="P81">String.fromCodePoint();</text:p>
            <text:p text:style-name="P81">String.prototype.codePointAt();</text:p>
            <text:p text:style-name="P82">String.prototype.endsWith();</text:p>
            <text:p text:style-name="P81">String.prototype.startsWith();</text:p>
            <text:p text:style-name="P83">Math.acosh();</text:p>
            <text:p text:style-name="P83">Math.asinh();</text:p>
            <text:p text:style-name="P83">Math.atanh();</text:p>
            <text:p text:style-name="P83">Math.cbrt();</text:p>
            <text:p text:style-name="P83">Math.clz32();</text:p>
            <text:p text:style-name="P83">Math.cosh();</text:p>
            <text:p text:style-name="P83">Math.expm1();</text:p>
            <text:p text:style-name="P83">Math.fround();</text:p>
            <text:p text:style-name="P83">Math.hypot();</text:p>
            <text:p text:style-name="P83">Math.imul();</text:p>
            <text:p text:style-name="P83">Math.log1p();</text:p>
            <text:p text:style-name="P83">Math.log10();</text:p>
            <text:p text:style-name="P83">Math.log2();</text:p>
            <text:p text:style-name="P83">Math.sign();</text:p>
            <text:p text:style-name="P83">Math.sinh();</text:p>
            <text:p text:style-name="P83">Math.tanh();</text:p>
            <text:p text:style-name="P83">Math.trunc();</text:p>
            <text:p text:style-name="P80">Number.EPSILON;</text:p>
            <text:p text:style-name="P84">Number.isNaN(); <text:span text:style-name="T219">and</text:span><text:span text:style-name="T220"> </text:span>isNaN();</text:p>
            <text:p text:style-name="P80">Number.isInteger();</text:p>
            <text:p text:style-name="P80">Number.isFinite();</text:p>
            <text:p text:style-name="P85">Number.isSafeInteger();</text:p>
            <text:p text:style-name="P85">Number.parseInt();</text:p>
            <text:p text:style-name="P80">Number.parseFloat();</text:p>
          </table:table-cell>
          <table:table-cell table:style-name="Table3.B3" office:value-type="string">
            <text:p text:style-name="P81"/>
            <text:p text:style-name="P86"><text:span text:style-name="Source_20_Text"><text:span text:style-name="T195">Array.prototype.values();</text:span></text:span></text:p>
            <text:p text:style-name="P86"><text:span text:style-name="Source_20_Text"><text:span text:style-name="T195"/></text:span></text:p>
            <text:p text:style-name="P86"><text:span text:style-name="Source_20_Text"><text:span text:style-name="T195">Array.prototype.includes();</text:span></text:span></text:p>
            <text:p text:style-name="P87"/>
            <text:p text:style-name="P88"><text:span text:style-name="Source_20_Text"><text:span text:style-name="T195">ChildNode.after();</text:span></text:span><text:span text:style-name="T166"><text:line-break/></text:span><text:span text:style-name="Source_20_Text"><text:span text:style-name="T195">ChildNode.before();</text:span></text:span><text:span text:style-name="T166"><text:line-break/></text:span><text:span text:style-name="Source_20_Text"><text:span text:style-name="T195">ChildNode.remove();</text:span></text:span><text:span text:style-name="T166"><text:line-break/></text:span><text:span text:style-name="Source_20_Text"><text:span text:style-name="T195">ChildNode.replaceWith();</text:span></text:span></text:p>
            <text:p text:style-name="P87"/>
            <text:p text:style-name="P88"><text:span text:style-name="Source_20_Text"><text:span text:style-name="T195">Element.prototype.closest();<text:line-break/>Element.prototype.getAttributeNames();</text:span></text:span></text:p>
            <text:p text:style-name="P88"><text:span text:style-name="Source_20_Text"><text:span text:style-name="T195">Element.prototype.matches();</text:span></text:span></text:p>
            <text:p text:style-name="P88"><text:span text:style-name="Source_20_Text"><text:span text:style-name="T195">Element.prototype.toggleAttribute();</text:span></text:span></text:p>
            <text:p text:style-name="P87"/>
            <text:p text:style-name="P88"><text:span text:style-name="Source_20_Text"><text:span text:style-name="T195">ParentNode.append();</text:span></text:span></text:p>
            <text:p text:style-name="P88"><text:span text:style-name="Source_20_Text"><text:span text:style-name="T195"/></text:span></text:p>
            <text:p text:style-name="P88"><text:span text:style-name="Source_20_Text"><text:span text:style-name="T195">ParentNode.prepend();</text:span></text:span><text:span text:style-name="T166"><text:line-break/><text:line-break/></text:span><text:span text:style-name="Source_20_Text"><text:span text:style-name="T195">String.prototype[Symbol.iterator]();</text:span></text:span></text:p>
            <text:p text:style-name="P86"><text:span text:style-name="Source_20_Text"><text:span text:style-name="T195">String.prototype.includes();</text:span></text:span></text:p>
            <text:p text:style-name="P86"><text:span text:style-name="Source_20_Text"><text:span text:style-name="T195">String.prototype.repeat();</text:span></text:span><text:span text:style-name="T166"><text:line-break/></text:span></text:p>
            <text:p text:style-name="P89"><text:span text:style-name="Source_20_Text"><text:span text:style-name="T195">NodeList.prototype.forEach();</text:span></text:span><text:span text:style-name="T166"><text:line-break/></text:span></text:p>
            <text:p text:style-name="P86"><text:span text:style-name="Source_20_Text"><text:span text:style-name="T195">Object.assign();</text:span></text:span></text:p>
            <text:p text:style-name="P88"><text:span text:style-name="Source_20_Text"><text:span text:style-name="T195">Object.entries();</text:span></text:span><text:span text:style-name="T166"><text:line-break/></text:span></text:p>
            <text:p text:style-name="P88"><text:span text:style-name="Source_20_Text"><text:span text:style-name="T195">Object.getOwnPropertyDescriptors();</text:span></text:span><text:span text:style-name="T166"><text:line-break/></text:span><text:span text:style-name="Source_20_Text"><text:span text:style-name="T195">Object.values();</text:span></text:span><text:span text:style-name="T166"><text:line-break/></text:span></text:p>
            <text:p text:style-name="P89"><text:span text:style-name="Source_20_Text"><text:span text:style-name="T195">RegExp.prototype.flags;</text:span></text:span><text:span text:style-name="T166"><text:line-break/></text:span></text:p>
            <text:p text:style-name="P89"><text:span text:style-name="Source_20_Text"><text:span text:style-name="T195">window.screenLeft;</text:span></text:span><text:span text:style-name="T166"><text:line-break/></text:span><text:span text:style-name="Source_20_Text"><text:span text:style-name="T195">window.screenTop;</text:span></text:span></text:p>
          </table:table-cell>
          <table:table-cell table:style-name="Table3.C3" office:value-type="string">
            <text:p text:style-name="P80">Array.prototype.at();</text:p>
            <text:p text:style-name="P80"/>
            <text:p text:style-name="P80">Array.prototype.findLast();</text:p>
            <text:p text:style-name="P80">Array.prototype.findLastIndex();</text:p>
            <text:p text:style-name="P80"/>
            <text:p text:style-name="P80">Array.prototype.flat();</text:p>
            <text:p text:style-name="P80">Array.prototype.flatMap();</text:p>
            <text:p text:style-name="P80"/>
            <text:p text:style-name="P80">Number.MIN_SAFE_INTEGER;</text:p>
            <text:p text:style-name="P80">Number.MAX_SAFE_INTEGER;</text:p>
            <text:p text:style-name="P80"/>
            <text:p text:style-name="P80">Object.fromEntries();</text:p>
            <text:p text:style-name="P80"/>
            <text:p text:style-name="P80">Object.is();</text:p>
            <text:p text:style-name="P80"/>
            <text:p text:style-name="P90">String.prototype.at();</text:p>
            <text:p text:style-name="P90"/>
            <text:p text:style-name="P80">String.prototype.matchAll();</text:p>
            <text:p text:style-name="P80"/>
            <text:p text:style-name="P80">String.prototype.padStart();</text:p>
            <text:p text:style-name="P80">String.prototype.padEnd();</text:p>
            <text:p text:style-name="P80"/>
            <text:p text:style-name="P80">String.prototype.replaceAll();</text:p>
            <text:p text:style-name="P80"/>
            <text:p text:style-name="P80">String.prototype.trimStart();</text:p>
            <text:p text:style-name="P80">String.prototype.trimLeft();</text:p>
            <text:p text:style-name="P80"/>
            <text:p text:style-name="P80">String.prototype.trimEnd();</text:p>
            <text:p text:style-name="P80">String.prototype.trimRight();</text:p>
            <text:p text:style-name="P80"/>
            <text:p text:style-name="P80">Typedarray.prototype.at();</text:p>
            <text:p text:style-name="P80"/>
            <text:p text:style-name="P85">TypedArray.prototype.findLast();</text:p>
            <text:p text:style-name="P85">TypedArray.prototype.findLastIndex();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6-16T20:42:00.512815600</dc:date>
    <meta:print-date>2025-06-08T13:47:56.600040600</meta:print-date>
    <meta:editing-cycles>894</meta:editing-cycles>
    <meta:editing-duration>PT23H41M23S</meta:editing-duration>
    <meta:printed-by>PDF files</meta:printed-by>
    <meta:document-statistic meta:table-count="5" meta:image-count="0" meta:object-count="0" meta:page-count="5" meta:paragraph-count="365" meta:word-count="541" meta:character-count="10211" meta:non-whitespace-character-count="10010"/>
    <meta:template xlink:type="simple" xlink:actuate="onRequest" xlink:title="" xlink:href="Normal.dotm"/>
  </office:meta>
</office:document-meta>
</file>